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عادي" style:master-page-name="MP0" style:family="paragraph">
      <style:paragraph-properties fo:break-before="page"/>
    </style:style>
    <style:style style:name="T2" style:parent-style-name="خطالفقرةالافتراضي" style:family="text">
      <style:text-properties style:language-complex="ar" style:country-complex="OM"/>
    </style:style>
    <style:style style:name="T3" style:parent-style-name="خطالفقرةالافتراضي" style:family="text">
      <style:text-properties style:language-complex="ar" style:country-complex="OM"/>
    </style:style>
    <style:style style:name="P4" style:parent-style-name="عادي" style:family="paragraph">
      <style:text-properties style:language-complex="ar" style:country-complex="OM"/>
    </style:style>
    <style:style style:name="T5" style:parent-style-name="خطالفقرةالافتراضي" style:family="text">
      <style:text-properties style:language-complex="ar" style:country-complex="OM"/>
    </style:style>
    <style:style style:name="T6" style:parent-style-name="خطالفقرةالافتراضي" style:family="text">
      <style:text-properties style:language-complex="ar" style:country-complex="OM"/>
    </style:style>
    <style:style style:name="T7" style:parent-style-name="خطالفقرةالافتراضي" style:family="text">
      <style:text-properties style:language-complex="ar" style:country-complex="OM"/>
    </style:style>
    <style:style style:name="P8" style:parent-style-name="عادي" style:family="paragraph">
      <style:text-properties style:language-complex="ar" style:country-complex="OM"/>
    </style:style>
    <style:style style:name="T9" style:parent-style-name="خطالفقرةالافتراضي" style:family="text">
      <style:text-properties style:language-complex="ar" style:country-complex="OM"/>
    </style:style>
    <style:style style:name="T10" style:parent-style-name="خطالفقرةالافتراضي" style:family="text">
      <style:text-properties style:language-complex="ar" style:country-complex="OM"/>
    </style:style>
    <style:style style:name="T11" style:parent-style-name="خطالفقرةالافتراضي" style:family="text">
      <style:text-properties style:language-complex="ar" style:country-complex="OM"/>
    </style:style>
    <style:style style:name="P12" style:parent-style-name="عادي" style:family="paragraph">
      <style:text-properties style:language-complex="ar" style:country-complex="OM"/>
    </style:style>
    <style:style style:name="T13" style:parent-style-name="خطالفقرةالافتراضي" style:family="text">
      <style:text-properties style:language-complex="ar" style:country-complex="OM"/>
    </style:style>
    <style:style style:name="P14" style:parent-style-name="عادي" style:family="paragraph">
      <style:text-properties style:language-complex="ar" style:country-complex="OM"/>
    </style:style>
    <style:style style:name="T15" style:parent-style-name="خطالفقرةالافتراضي" style:family="text">
      <style:text-properties style:language-complex="ar" style:country-complex="OM"/>
    </style:style>
    <style:style style:name="P16" style:parent-style-name="عادي" style:family="paragraph">
      <style:text-properties style:language-complex="ar" style:country-complex="OM"/>
    </style:style>
    <style:style style:name="T17" style:parent-style-name="خطالفقرةالافتراضي" style:family="text">
      <style:text-properties style:language-complex="ar" style:country-complex="OM"/>
    </style:style>
    <style:style style:name="P18" style:parent-style-name="عادي" style:family="paragraph">
      <style:text-properties style:language-complex="ar" style:country-complex="OM"/>
    </style:style>
    <style:style style:name="T19" style:parent-style-name="خطالفقرةالافتراضي" style:family="text">
      <style:text-properties style:language-complex="ar" style:country-complex="OM"/>
    </style:style>
    <style:style style:name="P20" style:parent-style-name="عادي" style:family="paragraph">
      <style:text-properties style:language-complex="ar" style:country-complex="OM"/>
    </style:style>
    <style:style style:name="T21" style:parent-style-name="خطالفقرةالافتراضي" style:family="text">
      <style:text-properties style:language-complex="ar" style:country-complex="OM"/>
    </style:style>
    <style:style style:name="P22" style:parent-style-name="عادي" style:family="paragraph">
      <style:text-properties style:language-complex="ar" style:country-complex="OM"/>
    </style:style>
    <style:style style:name="T23" style:parent-style-name="خطالفقرةالافتراضي" style:family="text">
      <style:text-properties style:language-complex="ar" style:country-complex="OM"/>
    </style:style>
    <style:style style:name="P24" style:parent-style-name="عادي" style:family="paragraph">
      <style:text-properties style:language-complex="ar" style:country-complex="OM"/>
    </style:style>
    <style:style style:name="T25" style:parent-style-name="خطالفقرةالافتراضي" style:family="text">
      <style:text-properties style:language-complex="ar" style:country-complex="OM"/>
    </style:style>
    <style:style style:name="T26" style:parent-style-name="خطالفقرةالافتراضي" style:family="text">
      <style:text-properties style:language-complex="ar" style:country-complex="OM"/>
    </style:style>
    <style:style style:name="P27" style:parent-style-name="عادي" style:family="paragraph">
      <style:text-properties style:language-complex="ar" style:country-complex="OM"/>
    </style:style>
    <style:style style:name="T28" style:parent-style-name="خطالفقرةالافتراضي" style:family="text">
      <style:text-properties style:language-complex="ar" style:country-complex="OM"/>
    </style:style>
    <style:style style:name="P29" style:parent-style-name="عادي" style:family="paragraph">
      <style:text-properties style:language-complex="ar" style:country-complex="OM"/>
    </style:style>
    <style:style style:name="T30" style:parent-style-name="خطالفقرةالافتراضي" style:family="text">
      <style:text-properties style:language-complex="ar" style:country-complex="OM"/>
    </style:style>
    <style:style style:name="P31" style:parent-style-name="عادي" style:family="paragraph">
      <style:text-properties style:language-complex="ar" style:country-complex="OM"/>
    </style:style>
    <style:style style:name="T32" style:parent-style-name="خطالفقرةالافتراضي" style:family="text">
      <style:text-properties style:language-complex="ar" style:country-complex="OM"/>
    </style:style>
    <style:style style:name="P33" style:parent-style-name="عادي" style:family="paragraph">
      <style:text-properties style:language-complex="ar" style:country-complex="OM"/>
    </style:style>
    <style:style style:name="T34" style:parent-style-name="خطالفقرةالافتراضي" style:family="text">
      <style:text-properties style:language-complex="ar" style:country-complex="OM"/>
    </style:style>
    <style:style style:name="P35" style:parent-style-name="عادي" style:family="paragraph">
      <style:text-properties style:language-complex="ar" style:country-complex="OM"/>
    </style:style>
    <style:style style:name="T36" style:parent-style-name="خطالفقرةالافتراضي" style:family="text">
      <style:text-properties style:language-complex="ar" style:country-complex="OM"/>
    </style:style>
    <style:style style:name="P37" style:parent-style-name="عادي" style:family="paragraph">
      <style:text-properties style:language-complex="ar" style:country-complex="OM"/>
    </style:style>
    <style:style style:name="T38" style:parent-style-name="خطالفقرةالافتراضي" style:family="text">
      <style:text-properties style:language-complex="ar" style:country-complex="OM"/>
    </style:style>
    <style:style style:name="P39" style:parent-style-name="عادي" style:family="paragraph">
      <style:text-properties style:language-complex="ar" style:country-complex="OM"/>
    </style:style>
    <style:style style:name="T40" style:parent-style-name="خطالفقرةالافتراضي" style:family="text">
      <style:text-properties style:language-complex="ar" style:country-complex="OM"/>
    </style:style>
    <style:style style:name="P41" style:parent-style-name="عادي" style:family="paragraph">
      <style:text-properties style:language-complex="ar" style:country-complex="OM"/>
    </style:style>
    <style:style style:name="T42" style:parent-style-name="خطالفقرةالافتراضي" style:family="text">
      <style:text-properties style:language-complex="ar" style:country-complex="OM"/>
    </style:style>
    <style:style style:name="P43" style:parent-style-name="عادي" style:family="paragraph">
      <style:text-properties style:language-complex="ar" style:country-complex="OM"/>
    </style:style>
    <style:style style:name="T44" style:parent-style-name="خطالفقرةالافتراضي" style:family="text">
      <style:text-properties style:language-complex="ar" style:country-complex="OM"/>
    </style:style>
    <style:style style:name="T45" style:parent-style-name="خطالفقرةالافتراضي" style:family="text">
      <style:text-properties style:language-complex="ar" style:country-complex="OM"/>
    </style:style>
    <style:style style:name="T46" style:parent-style-name="خطالفقرةالافتراضي" style:family="text">
      <style:text-properties style:language-complex="ar" style:country-complex="OM"/>
    </style:style>
    <style:style style:name="T47" style:parent-style-name="خطالفقرةالافتراضي" style:family="text">
      <style:text-properties style:language-complex="ar" style:country-complex="OM"/>
    </style:style>
    <style:style style:name="P48" style:parent-style-name="عادي" style:family="paragraph">
      <style:text-properties style:language-complex="ar" style:country-complex="OM"/>
    </style:style>
    <style:style style:name="T49" style:parent-style-name="خطالفقرةالافتراضي" style:family="text">
      <style:text-properties style:language-complex="ar" style:country-complex="OM"/>
    </style:style>
    <style:style style:name="P50" style:parent-style-name="عادي" style:family="paragraph">
      <style:text-properties style:language-complex="ar" style:country-complex="OM"/>
    </style:style>
    <style:style style:name="T51" style:parent-style-name="خطالفقرةالافتراضي" style:family="text">
      <style:text-properties style:language-complex="ar" style:country-complex="OM"/>
    </style:style>
    <style:style style:name="P52" style:parent-style-name="عادي" style:family="paragraph">
      <style:text-properties style:language-complex="ar" style:country-complex="OM"/>
    </style:style>
    <style:style style:name="T53" style:parent-style-name="خطالفقرةالافتراضي" style:family="text">
      <style:text-properties style:language-complex="ar" style:country-complex="OM"/>
    </style:style>
    <style:style style:name="P54" style:parent-style-name="عادي" style:family="paragraph">
      <style:text-properties style:language-complex="ar" style:country-complex="OM"/>
    </style:style>
    <style:style style:name="T55" style:parent-style-name="خطالفقرةالافتراضي" style:family="text">
      <style:text-properties style:language-complex="ar" style:country-complex="OM"/>
    </style:style>
    <style:style style:name="T56" style:parent-style-name="خطالفقرةالافتراضي" style:family="text">
      <style:text-properties style:language-complex="ar" style:country-complex="OM"/>
    </style:style>
    <style:style style:name="T57" style:parent-style-name="خطالفقرةالافتراضي" style:family="text">
      <style:text-properties style:language-complex="ar" style:country-complex="OM"/>
    </style:style>
    <style:style style:name="T58" style:parent-style-name="خطالفقرةالافتراضي" style:family="text">
      <style:text-properties style:language-complex="ar" style:country-complex="OM"/>
    </style:style>
    <style:style style:name="T59" style:parent-style-name="خطالفقرةالافتراضي" style:family="text">
      <style:text-properties style:language-complex="ar" style:country-complex="OM"/>
    </style:style>
    <style:style style:name="P60" style:parent-style-name="عادي" style:family="paragraph">
      <style:text-properties style:language-complex="ar" style:country-complex="OM"/>
    </style:style>
    <style:style style:name="T61" style:parent-style-name="خطالفقرةالافتراضي" style:family="text">
      <style:text-properties style:language-complex="ar" style:country-complex="OM"/>
    </style:style>
    <style:style style:name="P62" style:parent-style-name="عادي" style:family="paragraph">
      <style:text-properties style:language-complex="ar" style:country-complex="OM"/>
    </style:style>
    <style:style style:name="T63" style:parent-style-name="خطالفقرةالافتراضي" style:family="text">
      <style:text-properties style:language-complex="ar" style:country-complex="OM"/>
    </style:style>
    <style:style style:name="T64" style:parent-style-name="خطالفقرةالافتراضي" style:family="text">
      <style:text-properties style:language-complex="ar" style:country-complex="OM"/>
    </style:style>
    <style:style style:name="P65" style:parent-style-name="عادي" style:family="paragraph">
      <style:text-properties style:language-complex="ar" style:country-complex="OM"/>
    </style:style>
    <style:style style:name="T66" style:parent-style-name="خطالفقرةالافتراضي" style:family="text">
      <style:text-properties style:language-complex="ar" style:country-complex="OM"/>
    </style:style>
    <style:style style:name="P67" style:parent-style-name="عادي" style:family="paragraph">
      <style:text-properties style:language-complex="ar" style:country-complex="OM"/>
    </style:style>
    <style:style style:name="T68" style:parent-style-name="خطالفقرةالافتراضي" style:family="text">
      <style:text-properties style:language-complex="ar" style:country-complex="OM"/>
    </style:style>
    <style:style style:name="T69" style:parent-style-name="خطالفقرةالافتراضي" style:family="text">
      <style:text-properties style:language-complex="ar" style:country-complex="OM"/>
    </style:style>
    <style:style style:name="T70" style:parent-style-name="خطالفقرةالافتراضي" style:family="text">
      <style:text-properties style:language-complex="ar" style:country-complex="OM"/>
    </style:style>
    <style:style style:name="P71" style:parent-style-name="عادي" style:family="paragraph">
      <style:text-properties style:language-complex="ar" style:country-complex="OM"/>
    </style:style>
    <style:style style:name="T72" style:parent-style-name="خطالفقرةالافتراضي" style:family="text">
      <style:text-properties style:language-complex="ar" style:country-complex="OM"/>
    </style:style>
    <style:style style:name="P73" style:parent-style-name="عادي" style:family="paragraph">
      <style:text-properties style:language-complex="ar" style:country-complex="OM"/>
    </style:style>
    <style:style style:name="T74" style:parent-style-name="خطالفقرةالافتراضي" style:family="text">
      <style:text-properties style:language-complex="ar" style:country-complex="OM"/>
    </style:style>
    <style:style style:name="T75" style:parent-style-name="خطالفقرةالافتراضي" style:family="text">
      <style:text-properties style:language-complex="ar" style:country-complex="OM"/>
    </style:style>
    <style:style style:name="P76" style:parent-style-name="عادي" style:family="paragraph">
      <style:text-properties style:language-complex="ar" style:country-complex="OM"/>
    </style:style>
    <style:style style:name="T77" style:parent-style-name="خطالفقرةالافتراضي" style:family="text">
      <style:text-properties style:language-complex="ar" style:country-complex="OM"/>
    </style:style>
    <style:style style:name="P78" style:parent-style-name="عادي" style:family="paragraph">
      <style:text-properties style:language-complex="ar" style:country-complex="OM"/>
    </style:style>
    <style:style style:name="T79" style:parent-style-name="خطالفقرةالافتراضي" style:family="text">
      <style:text-properties style:language-complex="ar" style:country-complex="OM"/>
    </style:style>
    <style:style style:name="P80" style:parent-style-name="عادي" style:family="paragraph">
      <style:text-properties style:language-complex="ar" style:country-complex="OM"/>
    </style:style>
    <style:style style:name="T81" style:parent-style-name="خطالفقرةالافتراضي" style:family="text">
      <style:text-properties style:language-complex="ar" style:country-complex="OM"/>
    </style:style>
    <style:style style:name="T82" style:parent-style-name="خطالفقرةالافتراضي" style:family="text">
      <style:text-properties style:language-complex="ar" style:country-complex="OM"/>
    </style:style>
    <style:style style:name="T83" style:parent-style-name="خطالفقرةالافتراضي" style:family="text">
      <style:text-properties style:language-complex="ar" style:country-complex="OM"/>
    </style:style>
    <style:style style:name="P84" style:parent-style-name="عادي" style:family="paragraph">
      <style:text-properties style:language-complex="ar" style:country-complex="OM"/>
    </style:style>
    <style:style style:name="T85" style:parent-style-name="خطالفقرةالافتراضي" style:family="text">
      <style:text-properties style:language-complex="ar" style:country-complex="OM"/>
    </style:style>
    <style:style style:name="P86" style:parent-style-name="عادي" style:family="paragraph">
      <style:text-properties style:language-complex="ar" style:country-complex="OM"/>
    </style:style>
    <style:style style:name="T87" style:parent-style-name="خطالفقرةالافتراضي" style:family="text">
      <style:text-properties style:language-complex="ar" style:country-complex="OM"/>
    </style:style>
    <style:style style:name="T88" style:parent-style-name="خطالفقرةالافتراضي" style:family="text">
      <style:text-properties style:language-complex="ar" style:country-complex="OM"/>
    </style:style>
    <style:style style:name="T89" style:parent-style-name="خطالفقرةالافتراضي" style:family="text">
      <style:text-properties style:language-complex="ar" style:country-complex="OM"/>
    </style:style>
    <style:style style:name="P90" style:parent-style-name="عادي" style:family="paragraph">
      <style:text-properties style:language-complex="ar" style:country-complex="OM"/>
    </style:style>
    <style:style style:name="T91" style:parent-style-name="خطالفقرةالافتراضي" style:family="text">
      <style:text-properties style:language-complex="ar" style:country-complex="OM"/>
    </style:style>
    <style:style style:name="P92" style:parent-style-name="عادي" style:family="paragraph">
      <style:text-properties style:language-complex="ar" style:country-complex="OM"/>
    </style:style>
    <style:style style:name="T93" style:parent-style-name="خطالفقرةالافتراضي" style:family="text">
      <style:text-properties style:language-complex="ar" style:country-complex="OM"/>
    </style:style>
    <style:style style:name="T94" style:parent-style-name="خطالفقرةالافتراضي" style:family="text">
      <style:text-properties style:language-complex="ar" style:country-complex="OM"/>
    </style:style>
    <style:style style:name="T95" style:parent-style-name="خطالفقرةالافتراضي" style:family="text">
      <style:text-properties style:language-complex="ar" style:country-complex="OM"/>
    </style:style>
    <style:style style:name="P96" style:parent-style-name="عادي" style:family="paragraph">
      <style:text-properties style:language-complex="ar" style:country-complex="OM"/>
    </style:style>
    <style:style style:name="T97" style:parent-style-name="خطالفقرةالافتراضي" style:family="text">
      <style:text-properties style:language-complex="ar" style:country-complex="OM"/>
    </style:style>
    <style:style style:name="P98" style:parent-style-name="عادي" style:family="paragraph">
      <style:text-properties style:language-complex="ar" style:country-complex="OM"/>
    </style:style>
    <style:style style:name="T99" style:parent-style-name="خطالفقرةالافتراضي" style:family="text">
      <style:text-properties style:language-complex="ar" style:country-complex="OM"/>
    </style:style>
    <style:style style:name="P100" style:parent-style-name="عادي" style:family="paragraph">
      <style:text-properties style:language-complex="ar" style:country-complex="OM"/>
    </style:style>
    <style:style style:name="T101" style:parent-style-name="خطالفقرةالافتراضي" style:family="text">
      <style:text-properties style:language-complex="ar" style:country-complex="OM"/>
    </style:style>
    <style:style style:name="P102" style:parent-style-name="عادي" style:family="paragraph">
      <style:text-properties style:language-complex="ar" style:country-complex="OM"/>
    </style:style>
    <style:style style:name="T103" style:parent-style-name="خطالفقرةالافتراضي" style:family="text">
      <style:text-properties style:language-complex="ar" style:country-complex="OM"/>
    </style:style>
    <style:style style:name="T104" style:parent-style-name="خطالفقرةالافتراضي" style:family="text">
      <style:text-properties style:language-complex="ar" style:country-complex="OM"/>
    </style:style>
    <style:style style:name="P105" style:parent-style-name="عادي" style:family="paragraph">
      <style:text-properties style:language-complex="ar" style:country-complex="OM"/>
    </style:style>
    <style:style style:name="T106" style:parent-style-name="خطالفقرةالافتراضي" style:family="text">
      <style:text-properties style:language-complex="ar" style:country-complex="OM"/>
    </style:style>
    <style:style style:name="P107" style:parent-style-name="عادي" style:family="paragraph">
      <style:text-properties style:language-complex="ar" style:country-complex="OM"/>
    </style:style>
    <style:style style:name="T108" style:parent-style-name="خطالفقرةالافتراضي" style:family="text">
      <style:text-properties style:language-complex="ar" style:country-complex="OM"/>
    </style:style>
    <style:style style:name="T109" style:parent-style-name="خطالفقرةالافتراضي" style:family="text">
      <style:text-properties style:language-complex="ar" style:country-complex="OM"/>
    </style:style>
    <style:style style:name="T110" style:parent-style-name="خطالفقرةالافتراضي" style:family="text">
      <style:text-properties style:language-complex="ar" style:country-complex="OM"/>
    </style:style>
    <style:style style:name="P111" style:parent-style-name="عادي" style:family="paragraph">
      <style:text-properties style:language-complex="ar" style:country-complex="OM"/>
    </style:style>
    <style:style style:name="T112" style:parent-style-name="خطالفقرةالافتراضي" style:family="text">
      <style:text-properties style:language-complex="ar" style:country-complex="OM"/>
    </style:style>
    <style:style style:name="P113" style:parent-style-name="عادي" style:family="paragraph">
      <style:text-properties style:language-complex="ar" style:country-complex="OM"/>
    </style:style>
    <style:style style:name="T114" style:parent-style-name="خطالفقرةالافتراضي" style:family="text">
      <style:text-properties style:language-complex="ar" style:country-complex="OM"/>
    </style:style>
    <style:style style:name="T115" style:parent-style-name="خطالفقرةالافتراضي" style:family="text">
      <style:text-properties style:language-complex="ar" style:country-complex="OM"/>
    </style:style>
    <style:style style:name="T116" style:parent-style-name="خطالفقرةالافتراضي" style:family="text">
      <style:text-properties style:language-complex="ar" style:country-complex="OM"/>
    </style:style>
    <style:style style:name="P117" style:parent-style-name="عادي" style:family="paragraph">
      <style:text-properties style:language-complex="ar" style:country-complex="OM"/>
    </style:style>
    <style:style style:name="T118" style:parent-style-name="خطالفقرةالافتراضي" style:family="text">
      <style:text-properties style:language-complex="ar" style:country-complex="OM"/>
    </style:style>
    <style:style style:name="P119" style:parent-style-name="عادي" style:family="paragraph">
      <style:text-properties style:language-complex="ar" style:country-complex="OM"/>
    </style:style>
    <style:style style:name="T120" style:parent-style-name="خطالفقرةالافتراضي" style:family="text">
      <style:text-properties style:language-complex="ar" style:country-complex="OM"/>
    </style:style>
    <style:style style:name="P121" style:parent-style-name="عادي" style:family="paragraph">
      <style:text-properties style:language-complex="ar" style:country-complex="OM"/>
    </style:style>
    <style:style style:name="T122" style:parent-style-name="خطالفقرةالافتراضي" style:family="text">
      <style:text-properties style:language-complex="ar" style:country-complex="OM"/>
    </style:style>
    <style:style style:name="P123" style:parent-style-name="عادي" style:family="paragraph">
      <style:text-properties style:language-complex="ar" style:country-complex="OM"/>
    </style:style>
    <style:style style:name="T124" style:parent-style-name="خطالفقرةالافتراضي" style:family="text">
      <style:text-properties style:language-complex="ar" style:country-complex="OM"/>
    </style:style>
    <style:style style:name="P125" style:parent-style-name="عادي" style:family="paragraph">
      <style:text-properties style:language-complex="ar" style:country-complex="OM"/>
    </style:style>
    <style:style style:name="T126" style:parent-style-name="خطالفقرةالافتراضي" style:family="text">
      <style:text-properties style:language-complex="ar" style:country-complex="OM"/>
    </style:style>
    <style:style style:name="P127" style:parent-style-name="عادي" style:family="paragraph">
      <style:text-properties style:language-complex="ar" style:country-complex="OM"/>
    </style:style>
    <style:style style:name="T128" style:parent-style-name="خطالفقرةالافتراضي" style:family="text">
      <style:text-properties style:language-complex="ar" style:country-complex="OM"/>
    </style:style>
    <style:style style:name="P129" style:parent-style-name="عادي" style:family="paragraph">
      <style:text-properties style:language-complex="ar" style:country-complex="OM"/>
    </style:style>
    <style:style style:name="T130" style:parent-style-name="خطالفقرةالافتراضي" style:family="text">
      <style:text-properties style:language-complex="ar" style:country-complex="OM"/>
    </style:style>
    <style:style style:name="T131" style:parent-style-name="خطالفقرةالافتراضي" style:family="text">
      <style:text-properties style:language-complex="ar" style:country-complex="OM"/>
    </style:style>
    <style:style style:name="T132" style:parent-style-name="خطالفقرةالافتراضي" style:family="text">
      <style:text-properties style:language-complex="ar" style:country-complex="OM"/>
    </style:style>
    <style:style style:name="T133" style:parent-style-name="خطالفقرةالافتراضي" style:family="text">
      <style:text-properties style:language-complex="ar" style:country-complex="OM"/>
    </style:style>
    <style:style style:name="T134" style:parent-style-name="خطالفقرةالافتراضي" style:family="text">
      <style:text-properties style:language-complex="ar" style:country-complex="OM"/>
    </style:style>
    <style:style style:name="P135" style:parent-style-name="عادي" style:family="paragraph">
      <style:text-properties style:language-complex="ar" style:country-complex="OM"/>
    </style:style>
    <style:style style:name="T136" style:parent-style-name="خطالفقرةالافتراضي" style:family="text">
      <style:text-properties style:language-complex="ar" style:country-complex="OM"/>
    </style:style>
    <style:style style:name="T137" style:parent-style-name="خطالفقرةالافتراضي" style:family="text">
      <style:text-properties style:language-complex="ar" style:country-complex="OM"/>
    </style:style>
    <style:style style:name="P138" style:parent-style-name="عادي" style:family="paragraph">
      <style:text-properties style:language-complex="ar" style:country-complex="OM"/>
    </style:style>
    <style:style style:name="T139" style:parent-style-name="خطالفقرةالافتراضي" style:family="text">
      <style:text-properties style:language-complex="ar" style:country-complex="OM"/>
    </style:style>
    <style:style style:name="P140" style:parent-style-name="عادي" style:family="paragraph">
      <style:text-properties style:language-complex="ar" style:country-complex="OM"/>
    </style:style>
    <style:style style:name="T141" style:parent-style-name="خطالفقرةالافتراضي" style:family="text">
      <style:text-properties style:language-complex="ar" style:country-complex="OM"/>
    </style:style>
    <style:style style:name="T142" style:parent-style-name="خطالفقرةالافتراضي" style:family="text">
      <style:text-properties style:language-complex="ar" style:country-complex="OM"/>
    </style:style>
    <style:style style:name="T143" style:parent-style-name="خطالفقرةالافتراضي" style:family="text">
      <style:text-properties style:language-complex="ar" style:country-complex="OM"/>
    </style:style>
    <style:style style:name="T144" style:parent-style-name="خطالفقرةالافتراضي" style:family="text">
      <style:text-properties style:language-complex="ar" style:country-complex="OM"/>
    </style:style>
    <style:style style:name="T145" style:parent-style-name="خطالفقرةالافتراضي" style:family="text">
      <style:text-properties style:language-complex="ar" style:country-complex="OM"/>
    </style:style>
    <style:style style:name="T146" style:parent-style-name="خطالفقرةالافتراضي" style:family="text">
      <style:text-properties style:language-complex="ar" style:country-complex="OM"/>
    </style:style>
    <style:style style:name="T147" style:parent-style-name="خطالفقرةالافتراضي" style:family="text">
      <style:text-properties style:language-complex="ar" style:country-complex="OM"/>
    </style:style>
    <style:style style:name="T148" style:parent-style-name="خطالفقرةالافتراضي" style:family="text">
      <style:text-properties style:language-complex="ar" style:country-complex="OM"/>
    </style:style>
    <style:style style:name="T149" style:parent-style-name="خطالفقرةالافتراضي" style:family="text">
      <style:text-properties style:language-complex="ar" style:country-complex="OM"/>
    </style:style>
    <style:style style:name="P150" style:parent-style-name="عادي" style:family="paragraph">
      <style:text-properties style:language-complex="ar" style:country-complex="OM"/>
    </style:style>
    <style:style style:name="T151" style:parent-style-name="خطالفقرةالافتراضي" style:family="text">
      <style:text-properties style:language-complex="ar" style:country-complex="OM"/>
    </style:style>
    <style:style style:name="P152" style:parent-style-name="عادي" style:family="paragraph">
      <style:text-properties style:language-complex="ar" style:country-complex="OM"/>
    </style:style>
    <style:style style:name="T153" style:parent-style-name="خطالفقرةالافتراضي" style:family="text">
      <style:text-properties style:language-complex="ar" style:country-complex="OM"/>
    </style:style>
    <style:style style:name="T154" style:parent-style-name="خطالفقرةالافتراضي" style:family="text">
      <style:text-properties style:language-complex="ar" style:country-complex="OM"/>
    </style:style>
    <style:style style:name="T155" style:parent-style-name="خطالفقرةالافتراضي" style:family="text">
      <style:text-properties style:language-complex="ar" style:country-complex="OM"/>
    </style:style>
    <style:style style:name="T156" style:parent-style-name="خطالفقرةالافتراضي" style:family="text">
      <style:text-properties style:language-complex="ar" style:country-complex="OM"/>
    </style:style>
    <style:style style:name="P157" style:parent-style-name="عادي" style:family="paragraph">
      <style:text-properties style:language-complex="ar" style:country-complex="OM"/>
    </style:style>
    <style:style style:name="T158" style:parent-style-name="خطالفقرةالافتراضي" style:family="text">
      <style:text-properties style:language-complex="ar" style:country-complex="OM"/>
    </style:style>
    <style:style style:name="P159" style:parent-style-name="عادي" style:family="paragraph">
      <style:text-properties style:language-complex="ar" style:country-complex="OM"/>
    </style:style>
    <style:style style:name="T160" style:parent-style-name="خطالفقرةالافتراضي" style:family="text">
      <style:text-properties style:language-complex="ar" style:country-complex="OM"/>
    </style:style>
    <style:style style:name="P161" style:parent-style-name="عادي" style:family="paragraph">
      <style:text-properties style:language-complex="ar" style:country-complex="OM"/>
    </style:style>
    <style:style style:name="T162" style:parent-style-name="خطالفقرةالافتراضي" style:family="text">
      <style:text-properties style:language-complex="ar" style:country-complex="OM"/>
    </style:style>
    <style:style style:name="T163" style:parent-style-name="خطالفقرةالافتراضي" style:family="text">
      <style:text-properties style:language-complex="ar" style:country-complex="OM"/>
    </style:style>
    <style:style style:name="T164" style:parent-style-name="خطالفقرةالافتراضي" style:family="text">
      <style:text-properties style:language-complex="ar" style:country-complex="OM"/>
    </style:style>
    <style:style style:name="T165" style:parent-style-name="خطالفقرةالافتراضي" style:family="text">
      <style:text-properties style:language-complex="ar" style:country-complex="OM"/>
    </style:style>
    <style:style style:name="T166" style:parent-style-name="خطالفقرةالافتراضي" style:family="text">
      <style:text-properties style:language-complex="ar" style:country-complex="OM"/>
    </style:style>
    <style:style style:name="T167" style:parent-style-name="خطالفقرةالافتراضي" style:family="text">
      <style:text-properties style:language-complex="ar" style:country-complex="OM"/>
    </style:style>
    <style:style style:name="T168" style:parent-style-name="خطالفقرةالافتراضي" style:family="text">
      <style:text-properties style:language-complex="ar" style:country-complex="OM"/>
    </style:style>
    <style:style style:name="T169" style:parent-style-name="خطالفقرةالافتراضي" style:family="text">
      <style:text-properties style:language-complex="ar" style:country-complex="OM"/>
    </style:style>
    <style:style style:name="T170" style:parent-style-name="خطالفقرةالافتراضي" style:family="text">
      <style:text-properties style:language-complex="ar" style:country-complex="OM"/>
    </style:style>
    <style:style style:name="T171" style:parent-style-name="خطالفقرةالافتراضي" style:family="text">
      <style:text-properties style:language-complex="ar" style:country-complex="OM"/>
    </style:style>
    <style:style style:name="T172" style:parent-style-name="خطالفقرةالافتراضي" style:family="text">
      <style:text-properties style:language-complex="ar" style:country-complex="OM"/>
    </style:style>
    <style:style style:name="T173" style:parent-style-name="خطالفقرةالافتراضي" style:family="text">
      <style:text-properties style:language-complex="ar" style:country-complex="OM"/>
    </style:style>
    <style:style style:name="T174" style:parent-style-name="خطالفقرةالافتراضي" style:family="text">
      <style:text-properties style:language-complex="ar" style:country-complex="OM"/>
    </style:style>
    <style:style style:name="T175" style:parent-style-name="خطالفقرةالافتراضي" style:family="text">
      <style:text-properties style:language-complex="ar" style:country-complex="OM"/>
    </style:style>
    <style:style style:name="P176" style:parent-style-name="عادي" style:family="paragraph">
      <style:text-properties style:language-complex="ar" style:country-complex="OM"/>
    </style:style>
    <style:style style:name="T177" style:parent-style-name="خطالفقرةالافتراضي" style:family="text">
      <style:text-properties style:language-complex="ar" style:country-complex="OM"/>
    </style:style>
    <style:style style:name="P178" style:parent-style-name="عادي" style:family="paragraph">
      <style:text-properties style:language-complex="ar" style:country-complex="OM"/>
    </style:style>
    <style:style style:name="T179" style:parent-style-name="خطالفقرةالافتراضي" style:family="text">
      <style:text-properties style:language-complex="ar" style:country-complex="OM"/>
    </style:style>
    <style:style style:name="P180" style:parent-style-name="عادي" style:family="paragraph">
      <style:text-properties style:language-complex="ar" style:country-complex="OM"/>
    </style:style>
    <style:style style:name="T181" style:parent-style-name="خطالفقرةالافتراضي" style:family="text">
      <style:text-properties style:language-complex="ar" style:country-complex="OM"/>
    </style:style>
    <style:style style:name="T182" style:parent-style-name="خطالفقرةالافتراضي" style:family="text">
      <style:text-properties style:language-complex="ar" style:country-complex="OM"/>
    </style:style>
    <style:style style:name="P183" style:parent-style-name="عادي" style:family="paragraph">
      <style:text-properties style:language-complex="ar" style:country-complex="OM"/>
    </style:style>
    <style:style style:name="T184" style:parent-style-name="خطالفقرةالافتراضي" style:family="text">
      <style:text-properties style:language-complex="ar" style:country-complex="OM"/>
    </style:style>
    <style:style style:name="P185" style:parent-style-name="عادي" style:family="paragraph">
      <style:text-properties style:language-complex="ar" style:country-complex="OM"/>
    </style:style>
    <style:style style:name="T186" style:parent-style-name="خطالفقرةالافتراضي" style:family="text">
      <style:text-properties style:language-complex="ar" style:country-complex="OM"/>
    </style:style>
    <style:style style:name="P187" style:parent-style-name="عادي" style:family="paragraph">
      <style:text-properties style:language-complex="ar" style:country-complex="OM"/>
    </style:style>
    <style:style style:name="T188" style:parent-style-name="خطالفقرةالافتراضي" style:family="text">
      <style:text-properties style:language-complex="ar" style:country-complex="OM"/>
    </style:style>
    <style:style style:name="P189" style:parent-style-name="عادي" style:family="paragraph">
      <style:text-properties style:language-complex="ar" style:country-complex="OM"/>
    </style:style>
    <style:style style:name="T190" style:parent-style-name="خطالفقرةالافتراضي" style:family="text">
      <style:text-properties style:language-complex="ar" style:country-complex="OM"/>
    </style:style>
    <style:style style:name="T191" style:parent-style-name="خطالفقرةالافتراضي" style:family="text">
      <style:text-properties style:language-complex="ar" style:country-complex="OM"/>
    </style:style>
    <style:style style:name="T192" style:parent-style-name="خطالفقرةالافتراضي" style:family="text">
      <style:text-properties style:language-complex="ar" style:country-complex="OM"/>
    </style:style>
    <style:style style:name="P193" style:parent-style-name="عادي" style:family="paragraph">
      <style:text-properties style:language-complex="ar" style:country-complex="OM"/>
    </style:style>
    <style:style style:name="T194" style:parent-style-name="خطالفقرةالافتراضي" style:family="text">
      <style:text-properties style:language-complex="ar" style:country-complex="OM"/>
    </style:style>
    <style:style style:name="P195" style:parent-style-name="عادي" style:family="paragraph">
      <style:text-properties style:language-complex="ar" style:country-complex="OM"/>
    </style:style>
    <style:style style:name="T196" style:parent-style-name="خطالفقرةالافتراضي" style:family="text">
      <style:text-properties style:language-complex="ar" style:country-complex="OM"/>
    </style:style>
    <style:style style:name="T197" style:parent-style-name="خطالفقرةالافتراضي" style:family="text">
      <style:text-properties style:language-complex="ar" style:country-complex="OM"/>
    </style:style>
    <style:style style:name="T198" style:parent-style-name="خطالفقرةالافتراضي" style:family="text">
      <style:text-properties style:language-complex="ar" style:country-complex="OM"/>
    </style:style>
    <style:style style:name="T199" style:parent-style-name="خطالفقرةالافتراضي" style:family="text">
      <style:text-properties style:language-complex="ar" style:country-complex="OM"/>
    </style:style>
    <style:style style:name="T200" style:parent-style-name="خطالفقرةالافتراضي" style:family="text">
      <style:text-properties style:language-complex="ar" style:country-complex="OM"/>
    </style:style>
    <style:style style:name="T201" style:parent-style-name="خطالفقرةالافتراضي" style:family="text">
      <style:text-properties style:language-complex="ar" style:country-complex="OM"/>
    </style:style>
    <style:style style:name="T202" style:parent-style-name="خطالفقرةالافتراضي" style:family="text">
      <style:text-properties style:language-complex="ar" style:country-complex="OM"/>
    </style:style>
    <style:style style:name="P203" style:parent-style-name="عادي" style:family="paragraph">
      <style:text-properties style:language-complex="ar" style:country-complex="OM"/>
    </style:style>
    <style:style style:name="T204" style:parent-style-name="خطالفقرةالافتراضي" style:family="text">
      <style:text-properties style:language-complex="ar" style:country-complex="OM"/>
    </style:style>
    <style:style style:name="P205" style:parent-style-name="عادي" style:family="paragraph">
      <style:text-properties style:language-complex="ar" style:country-complex="OM"/>
    </style:style>
    <style:style style:name="T206" style:parent-style-name="خطالفقرةالافتراضي" style:family="text">
      <style:text-properties style:language-complex="ar" style:country-complex="OM"/>
    </style:style>
    <style:style style:name="P207" style:parent-style-name="عادي" style:family="paragraph">
      <style:text-properties style:language-complex="ar" style:country-complex="OM"/>
    </style:style>
    <style:style style:name="T208" style:parent-style-name="خطالفقرةالافتراضي" style:family="text">
      <style:text-properties style:language-complex="ar" style:country-complex="OM"/>
    </style:style>
    <style:style style:name="P209" style:parent-style-name="عادي" style:family="paragraph">
      <style:text-properties style:language-complex="ar" style:country-complex="OM"/>
    </style:style>
    <style:style style:name="T210" style:parent-style-name="خطالفقرةالافتراضي" style:family="text">
      <style:text-properties style:language-complex="ar" style:country-complex="OM"/>
    </style:style>
    <style:style style:name="T211" style:parent-style-name="خطالفقرةالافتراضي" style:family="text">
      <style:text-properties style:language-complex="ar" style:country-complex="OM"/>
    </style:style>
    <style:style style:name="P212" style:parent-style-name="عادي" style:family="paragraph">
      <style:text-properties style:language-complex="ar" style:country-complex="OM"/>
    </style:style>
    <style:style style:name="T213" style:parent-style-name="خطالفقرةالافتراضي" style:family="text">
      <style:text-properties style:language-complex="ar" style:country-complex="OM"/>
    </style:style>
    <style:style style:name="P214" style:parent-style-name="عادي" style:family="paragraph">
      <style:text-properties style:language-complex="ar" style:country-complex="OM"/>
    </style:style>
    <style:style style:name="T215" style:parent-style-name="خطالفقرةالافتراضي" style:family="text">
      <style:text-properties style:language-complex="ar" style:country-complex="OM"/>
    </style:style>
    <style:style style:name="P216" style:parent-style-name="عادي" style:family="paragraph">
      <style:text-properties style:language-complex="ar" style:country-complex="OM"/>
    </style:style>
    <style:style style:name="T217" style:parent-style-name="خطالفقرةالافتراضي" style:family="text">
      <style:text-properties style:language-complex="ar" style:country-complex="OM"/>
    </style:style>
    <style:style style:name="P218" style:parent-style-name="عادي" style:family="paragraph">
      <style:text-properties style:language-complex="ar" style:country-complex="OM"/>
    </style:style>
    <style:style style:name="T219" style:parent-style-name="خطالفقرةالافتراضي" style:family="text">
      <style:text-properties style:language-complex="ar" style:country-complex="OM"/>
    </style:style>
    <style:style style:name="P220" style:parent-style-name="عادي" style:family="paragraph">
      <style:text-properties style:language-complex="ar" style:country-complex="OM"/>
    </style:style>
    <style:style style:name="T221" style:parent-style-name="خطالفقرةالافتراضي" style:family="text">
      <style:text-properties style:language-complex="ar" style:country-complex="OM"/>
    </style:style>
    <style:style style:name="P222" style:parent-style-name="عادي" style:family="paragraph">
      <style:text-properties style:language-complex="ar" style:country-complex="OM"/>
    </style:style>
    <style:style style:name="T223" style:parent-style-name="خطالفقرةالافتراضي" style:family="text">
      <style:text-properties style:language-complex="ar" style:country-complex="OM"/>
    </style:style>
    <style:style style:name="T224" style:parent-style-name="خطالفقرةالافتراضي" style:family="text">
      <style:text-properties style:language-complex="ar" style:country-complex="OM"/>
    </style:style>
    <style:style style:name="P225" style:parent-style-name="عادي" style:family="paragraph">
      <style:text-properties style:language-complex="ar" style:country-complex="OM"/>
    </style:style>
    <style:style style:name="T226" style:parent-style-name="خطالفقرةالافتراضي" style:family="text">
      <style:text-properties style:language-complex="ar" style:country-complex="OM"/>
    </style:style>
    <style:style style:name="P227" style:parent-style-name="عادي" style:family="paragraph">
      <style:text-properties style:language-complex="ar" style:country-complex="OM"/>
    </style:style>
    <style:style style:name="T228" style:parent-style-name="خطالفقرةالافتراضي" style:family="text">
      <style:text-properties style:language-complex="ar" style:country-complex="OM"/>
    </style:style>
    <style:style style:name="T229" style:parent-style-name="خطالفقرةالافتراضي" style:family="text">
      <style:text-properties style:language-complex="ar" style:country-complex="OM"/>
    </style:style>
    <style:style style:name="P230" style:parent-style-name="عادي" style:family="paragraph">
      <style:text-properties style:language-complex="ar" style:country-complex="OM"/>
    </style:style>
    <style:style style:name="T231" style:parent-style-name="خطالفقرةالافتراضي" style:family="text">
      <style:text-properties style:language-complex="ar" style:country-complex="OM"/>
    </style:style>
    <style:style style:name="T232" style:parent-style-name="خطالفقرةالافتراضي" style:family="text">
      <style:text-properties style:language-complex="ar" style:country-complex="OM"/>
    </style:style>
    <style:style style:name="T233" style:parent-style-name="خطالفقرةالافتراضي" style:family="text">
      <style:text-properties style:language-complex="ar" style:country-complex="OM"/>
    </style:style>
    <style:style style:name="T234" style:parent-style-name="خطالفقرةالافتراضي" style:family="text">
      <style:text-properties style:language-complex="ar" style:country-complex="OM"/>
    </style:style>
    <style:style style:name="T235" style:parent-style-name="خطالفقرةالافتراضي" style:family="text">
      <style:text-properties style:language-complex="ar" style:country-complex="OM"/>
    </style:style>
    <style:style style:name="T236" style:parent-style-name="خطالفقرةالافتراضي" style:family="text">
      <style:text-properties style:language-complex="ar" style:country-complex="OM"/>
    </style:style>
    <style:style style:name="T237" style:parent-style-name="خطالفقرةالافتراضي" style:family="text">
      <style:text-properties style:language-complex="ar" style:country-complex="OM"/>
    </style:style>
    <style:style style:name="T238" style:parent-style-name="خطالفقرةالافتراضي" style:family="text">
      <style:text-properties style:language-complex="ar" style:country-complex="OM"/>
    </style:style>
    <style:style style:name="T239" style:parent-style-name="خطالفقرةالافتراضي" style:family="text">
      <style:text-properties style:language-complex="ar" style:country-complex="OM"/>
    </style:style>
    <style:style style:name="P240" style:parent-style-name="عادي" style:family="paragraph">
      <style:text-properties style:language-complex="ar" style:country-complex="OM"/>
    </style:style>
    <style:style style:name="T241" style:parent-style-name="خطالفقرةالافتراضي" style:family="text">
      <style:text-properties style:language-complex="ar" style:country-complex="OM"/>
    </style:style>
    <style:style style:name="P242" style:parent-style-name="عادي" style:family="paragraph">
      <style:text-properties style:language-complex="ar" style:country-complex="OM"/>
    </style:style>
    <style:style style:name="T243" style:parent-style-name="خطالفقرةالافتراضي" style:family="text">
      <style:text-properties style:language-complex="ar" style:country-complex="OM"/>
    </style:style>
    <style:style style:name="P244" style:parent-style-name="عادي" style:family="paragraph">
      <style:text-properties style:language-complex="ar" style:country-complex="OM"/>
    </style:style>
    <style:style style:name="T245" style:parent-style-name="خطالفقرةالافتراضي" style:family="text">
      <style:text-properties style:language-complex="ar" style:country-complex="OM"/>
    </style:style>
    <style:style style:name="P246" style:parent-style-name="عادي" style:family="paragraph">
      <style:text-properties style:language-complex="ar" style:country-complex="OM"/>
    </style:style>
    <style:style style:name="T247" style:parent-style-name="خطالفقرةالافتراضي" style:family="text">
      <style:text-properties style:language-complex="ar" style:country-complex="OM"/>
    </style:style>
    <style:style style:name="T248" style:parent-style-name="خطالفقرةالافتراضي" style:family="text">
      <style:text-properties style:language-complex="ar" style:country-complex="OM"/>
    </style:style>
    <style:style style:name="T249" style:parent-style-name="خطالفقرةالافتراضي" style:family="text">
      <style:text-properties style:language-complex="ar" style:country-complex="OM"/>
    </style:style>
    <style:style style:name="T250" style:parent-style-name="خطالفقرةالافتراضي" style:family="text">
      <style:text-properties style:language-complex="ar" style:country-complex="OM"/>
    </style:style>
    <style:style style:name="T251" style:parent-style-name="خطالفقرةالافتراضي" style:family="text">
      <style:text-properties style:language-complex="ar" style:country-complex="OM"/>
    </style:style>
    <style:style style:name="T252" style:parent-style-name="خطالفقرةالافتراضي" style:family="text">
      <style:text-properties style:language-complex="ar" style:country-complex="OM"/>
    </style:style>
    <style:style style:name="T253" style:parent-style-name="خطالفقرةالافتراضي" style:family="text">
      <style:text-properties style:language-complex="ar" style:country-complex="OM"/>
    </style:style>
    <style:style style:name="T254" style:parent-style-name="خطالفقرةالافتراضي" style:family="text">
      <style:text-properties style:language-complex="ar" style:country-complex="OM"/>
    </style:style>
    <style:style style:name="T255" style:parent-style-name="خطالفقرةالافتراضي" style:family="text">
      <style:text-properties style:language-complex="ar" style:country-complex="OM"/>
    </style:style>
    <style:style style:name="P256" style:parent-style-name="عادي" style:family="paragraph">
      <style:text-properties style:language-complex="ar" style:country-complex="OM"/>
    </style:style>
    <style:style style:name="T257" style:parent-style-name="خطالفقرةالافتراضي" style:family="text">
      <style:text-properties style:language-complex="ar" style:country-complex="OM"/>
    </style:style>
    <style:style style:name="T258" style:parent-style-name="خطالفقرةالافتراضي" style:family="text">
      <style:text-properties style:language-complex="ar" style:country-complex="OM"/>
    </style:style>
    <style:style style:name="T259" style:parent-style-name="خطالفقرةالافتراضي" style:family="text">
      <style:text-properties style:language-complex="ar" style:country-complex="OM"/>
    </style:style>
    <style:style style:name="P260" style:parent-style-name="عادي" style:family="paragraph">
      <style:text-properties style:language-complex="ar" style:country-complex="OM"/>
    </style:style>
    <style:style style:name="P261" style:parent-style-name="عادي" style:family="paragraph">
      <style:text-properties style:language-complex="ar" style:country-complex="OM"/>
    </style:style>
  </office:automatic-styles>
  <office:body>
    <office:text text:use-soft-page-breaks="true">
      <text:p text:style-name="P1"><text:span text:style-name="T2">الطب هو فرع من علوم الصحة ويعرف على أنه العلم والفن الذي يهتم بتشخيص وعلاج والوقاية من الأمراض، ويهدف هذا العلم إلى مساعدة الناس على عيش حياة أطول خالية من المعاناة والمرض. يمارس الطب من قبل الأطباء والجراحين ويكون عادة في<text:s/></text:span><text:span text:style-name="T3">table{background-color: bisque;border: solid;color: rgb(21, 119, 122);}</text:span></text:p>
      <text:p text:style-name="P4"/>
      <text:p text:style-name="عادي"><text:span text:style-name="T5">م</text:span><text:span text:style-name="T6">راكز صحية<text:s/></text:span><text:span text:style-name="T7">متخصصة كالمستشفيات والعيادات، هذا بالإضافة لمراكز البحوث والمخابر وكليات الطب<text:s/></text:span></text:p>
      <text:p text:style-name="P8"/>
      <text:p text:style-name="عادي"><text:span text:style-name="T9">نبذه عنه : متلازمة بروتيوس أو متلازمة وايدمان (سميت نسبة إلى طبيب الأطفال الألماني هانز-رودولف وايدمان) أو متلازمة المتقلبة أو ظاهرة أعراض البروتيوس (بالإنجليزية:<text:s/></text:span><text:span text:style-name="T10">Proteus Syndrome</text:span><text:span text:style-name="T11">), ويطلق عليه أيضا اسم مرض فيدمان. هو مرض جيني جد معقد يصيب واحد أو عدة مناطق من الجسم كالبشرة, العظام, النخاع الشوكي. يظهر المرض منذ الولادة لدى حامليه. متلازمة بروتيوس متفاوتة الدرجة بصورة عالية</text:span></text:p>
      <text:p text:style-name="P12"/>
      <text:p text:style-name="عادي"><text:span text:style-name="T13">أعراضه : تظهر أعراض متلازمة بروتياس في زيادة نمو الجلد, العظم, الأنسجة الدهنية, الأوعية الدموية والليمفاوية على ناحية واحدة من الجسم. وتتطور الأعراض بتقدم العمر, وقد تظهر أورام الجلد والعظام في أي مرحلة عمرية من عمر المريض. وتتأثر الجمجمة بشدة وينتج عن ذلك تشوهات شديدة. وقد يُصاب المريض أيضًا بجلطات في العديد من الأوردة بسبب تضخم وتشوه الأوعية الدموية والذي قد ينتج عنه الموت المبكر. ويعاني المريض من التهابات المفاصل والآلام المبرحة بسبب تضخم الأطراف ( اليدين والساقين )<text:s/></text:span></text:p>
      <text:p text:style-name="P14"/>
      <text:p text:style-name="عادي"><text:span text:style-name="T15"><text:s/></text:span></text:p>
      <text:p text:style-name="P16"/>
      <text:p text:style-name="عادي"><text:span text:style-name="T17">معدل الاصابه : تعتبر متلازمة بروتيوس من الأمراض شديدة الندرة ويصاب بها أقل من شخص واحد لكل مليون شخص<text:s/></text:span></text:p>
      <text:p text:style-name="P18"/>
      <text:p text:style-name="عادي"><text:span text:style-name="T19"><text:s/></text:span></text:p>
      <text:p text:style-name="P20"/>
      <text:p text:style-name="عادي"><text:span text:style-name="T21">علاجه : يعتمد علاج متلازمة بروتيوس على معرفة المضاعفات ومحاولة تجنبها مسبقًا. ويمكن التعامل مع كل من المشكلات الناتجة عن المرض على حدة:<text:s/></text:span></text:p>
      <text:p text:style-name="P22"/>
      <text:p text:style-name="عادي"><text:span text:style-name="T23">تضخم أحد نصفي الجسم: قد يعاني المريض من تضخم اليدين ويمنعه ذلك من الكتابة والإمساك بالأشياء كما أن تضخم القدمين قد يعيق الحركة والمشي, فيتطلب ذلك تدخل جراح عظام متخصص للتقليل من حجم الأطراف المتضخمة, ولكن هذه العمليات الجراحية شدة في التعقيد وقد تنتج عنها مضاعفات خطيرة وقد تؤدي للوفاة.<text:s/></text:span></text:p>
      <text:p text:style-name="P24"/>
      <text:p text:style-name="عادي"><text:span text:style-name="T25">تضخم نصف الوجه واللسان : ينتج عن تضخم الوجه وتشوهات الفك<text:s/></text:span><text:span text:style-name="T26">والأسنان صعوبة في المضغ وتناول الطعام مما يتطلب متابعة دورية وأحيانا تدخل جراحي.<text:s/></text:span></text:p>
      <text:p text:style-name="P27"/>
      <text:p text:style-name="عادي"><text:span text:style-name="T28">الجنف (انحناء العمود الفقري) : قد يساعد التشخيص المبكر على إنجاح العلاجات الغير جراحية لتفادي تشوهات العمود الفقري<text:s/></text:span></text:p>
      <text:p text:style-name="P29"/>
      <text:p text:style-name="عادي"><text:span text:style-name="T30">تشوهات الجلد والأوعية: يمكن استخدام أشعة الليزر لعلاج بعض تشوهات الجلد والأوعية الدموية. ولم يثبت نجاح العلاج بالليزر في حالات (بقع القهوة باللبن) وهي أحد أنواع إصابات البشرة، أو في حالات فرط التصبغ بالميلانين. وقد يستخدم العلاج عن الطريق حقن الكورتيزون داخل الآفة.<text:s/></text:span></text:p>
      <text:p text:style-name="P31"/>
      <text:p text:style-name="عادي"><text:span text:style-name="T32">إصابات الأعضاء الداخلية: يتطلب المريض متابعة دورية باستخدام تصوير رنين المغناطيسي للتشخيص المبكر للأورام الشحمية والخراجات الرئوية.<text:s/></text:span></text:p>
      <text:p text:style-name="P33"/>
      <text:p text:style-name="عادي"><text:span text:style-name="T34"><text:s/></text:span></text:p>
      <text:p text:style-name="P35"/>
      <text:p text:style-name="عادي"><text:span text:style-name="T36">نبذه عنه : خلل التنسج الليفي المعظم المترقي أو خلل التنسج الليفي المعظم المستفحل ويشار إليه أحيانـًا بـ(متلازمة الرجل الصخرة)، وهو مرض شديد الندرة يصيب النسيج الضام. بحيث تحدث طفرة في طريقة إصلاح الضرر بالنسيج الضام بما فيه (العضلات، الأوتار، الأربطة) بحيث تتحول هذه الأنسجة إلى عظم في حال إصابتها أو تضررها. في الكثير من الحالات، تتسبب الإصابات في المفاصل بتوقف المفصل تمامًا عن الحركة. وتفشل عمليات إزالة العظم الجديد الزائد في علاج الحالة حيث يقوم الجسم «بمعالجة نفسه» بتكوين عظم جديد في مكان الجرح.<text:s/></text:span></text:p>
      <text:p text:style-name="P37"/>
      <text:p text:style-name="عادي"><text:span text:style-name="T38"><text:s/></text:span></text:p>
      <text:p text:style-name="P39"/>
      <text:p text:style-name="عادي"><text:span text:style-name="T40">أعراضه : خلل التنسج الليفي المعظم المترقي أو خلل التنسج الليفي المعظم المستفحل ويشار إليه أحيانـًا بـ(متلازمة الرجل الصخرة)، وهو مرض شديد الندرة يصيب النسيج الضام. بحيث تحدث طفرة في طريقة إصلاح الضرر بالنسيج الضام بما فيه (العضلات، الأوتار، الأربطة) بحيث تتحول هذه الأنسجة إلى عظم في حال إصابتها أو تضررها. في الكثير من الحالات، تتسبب الإصابات في المفاصل بتوقف المفصل تمامًا عن الحركة. وتفشل عمليات إزالة العظم الجديد الزائد في علاج الحالة حيث يقوم الجسم «بمعالجة نفسه» بتكوين عظم جديد في مكان الجرح.<text:s/></text:span></text:p>
      <text:p text:style-name="P41"/>
      <text:p text:style-name="عادي"><text:span text:style-name="T42"><text:s/></text:span></text:p>
      <text:p text:style-name="P43"/>
      <text:p text:style-name="عادي"><text:span text:style-name="T44">أسباب المرض : يحدث خلل التنسج الليفي المعظم المترقي بسبب جين سائد موجود على الصبغي الجسدي 2</text:span><text:span text:style-name="T45">q23-24</text:span><text:span text:style-name="T46">. ولهذا الجين تعبيرية متباينة، ولكن انتفاذ كامل. في الحالة الطبيعية يتوقف عمل الجين المسئول عن تكوين العظام بعد تمام تكوين عظام الجنين أثناء الحياة الجنينية، ولكن في مريض خلل التنسج الليفي المعظم المترقي يبقى هذا الجين نشطًا بعد الميلاد.وهذا الخلل الجيني نادر جدًا بحيث يحدث في 1 من كل مليوني شخص في جميع أنحاء العالم. وتحدث معظم الحالات بسبب طفرة تلقائية بالأمشاج; ولا يظهر في التاريخ الأسري لمعظم المرضى أي أقارب مصابين بالمرض. ومعظم مرضى خلل التنسج الليفي المعظم المترقي يختارون ألا ينجبوا أطفالًا لئلا ينقلوا</text:span><text:span text:style-name="T47"><text:s/>إليهم المرض وراثيًا.<text:s/></text:span></text:p>
      <text:p text:style-name="P48"/>
      <text:p text:style-name="عادي"><text:span text:style-name="T49"><text:s/></text:span></text:p>
      <text:p text:style-name="P50"/>
      <text:p text:style-name="عادي"><text:span text:style-name="T51">علاجه : لا يوجد علاج شافي لهذه الحالة.وأية محاولات لإزالة العظم المتكونة حديثًا قد يزيد من تدهور حالة الجزء المصاب وتكوين عظام أكثر.<text:s/></text:span></text:p>
      <text:p text:style-name="P52"/>
      <text:p text:style-name="عادي"><text:span text:style-name="T53"><text:s/></text:span></text:p>
      <text:p text:style-name="P54"/>
      <text:p text:style-name="عادي"><text:span text:style-name="T55">نبذه عنه : الشيخوخة المبكرة (بالإنجليزية:<text:s/></text:span><text:span text:style-name="T56">Progeria</text:span><text:span text:style-name="T57">)‏ أو الشيخوخة المبكرة عند الصغار (المعروف أيضا باسم (متلازمة بروجيريا جيلفورد-هاتشينسون) أو<text:s/></text:span><text:span text:style-name="T58">HGPS</text:span><text:span text:style-name="T59"><text:s/>اختصارًا، أو متلازمة بروجيريا)، ، هو اضطراب وراثي صبغي جسدي سائد نادر جدًا، حيث تظهر على الإنسان أعراضٌ تشبه أعراض الشيخوخة ولكن في سن مبكرة جدًا. متلازمة بروجيريا هي واحدة من عدة متلازمات بروجيرويدية. ومن يولد بهذا الاضطراب يعيش عادةً إلى منتصف سن المراهقة إلى أوائل العشرينيات. وهي حالة جينية تحدث عبر تحوّل في الجينات ونادرًا ما تُورّث باعتبار أن من يعاني منها عادةً لا يعيشون لفترة تمكنهم من الإنجاب. <text:s/></text:span></text:p>
      <text:p text:style-name="P60"/>
      <text:p text:style-name="عادي"><text:span text:style-name="T61"><text:s/></text:span></text:p>
      <text:p text:style-name="P62"/>
      <text:p text:style-name="عادي"><text:span text:style-name="T63">أعراضه : في الأشهر الأولى من حياة المريض يبدو طبيعياً، إلى أن يبلغ الشهر الثامن، تبدأ أعراض الشيخوخة بالظهور بشكل<text:s/></text:span><text:span text:style-name="T64">متسارع، فتتجعد البشرة ويصبح لها مظهر الجلد القديم، ويصاب المريض بهشاشة العظام، ويتساقط شعر المصاب ويصبح أصلع في سن الرابعة، ولا يزيد طول الطفل أكثر من متر واحد، وتهرم الأعضاء الداخلية، ولا يزيد وزن الطفل المصاب بالبروجيريا أكثر من 16 كيلوغراماً، حتى لو وصل عمر المراهقة، وقد يشكو المريض من أمراض تصيب المتقدمين بالعمر، مثل تصلب الشرايين، بالإضافة إلى أمراض القلب الوعائية، كما أنّ حجم الدماغ يظهر ضخماً، مقارنة بالرأس والفك السفلي، ويتشابه مظهر الأطفال المصابين بالرغم من اختلاف العائلات والعروق.<text:s/></text:span></text:p>
      <text:p text:style-name="P65"/>
      <text:p text:style-name="عادي"><text:span text:style-name="T66"><text:s/></text:span></text:p>
      <text:p text:style-name="P67"/>
      <text:p text:style-name="عادي"><text:span text:style-name="T68">اسباب المرض : لا يمكن القول بأنّ مرض البروجيريا هو مرض وراثي؛ لأنّه لا ينتقل من الوالدين إلى المريض، ولكنه ينتج عن خلل وراثي، فتحدث طفرة جينيّة في الجنين خلال أشهر الحمل. وبقي الجين المسؤول عن هذا المرض مجهول لفترة زمنية طويلة، بسسب العديد من الصعوبات، منها عدد المصابين قليل وموزع بين مسافات بعيدة، مما زاد من صعوبة إجراء الدراسات، ولكن تمكن العلماء من معرفة السبب عام 2003، بعد أن درسوا المنظومة الجينية لعشرين مريض وذويهم، وكان هنالك تشابه بين 18 مريض يحملون التغيير نفسه، الواقع في جين لامينا (</text:span><text:span text:style-name="T69">LMNA</text:span><text:span text:style-name="T70">) الذي يقع على الكروموسوم الأول، وسبب الخلل كان استبدال قاعدة نيتروجينية واحدة، التي أدّت إلى تغيير الحمض الأميني غوانين إلى الحمض الأميني أدنين ممّا سبب ظهور المرض، فتغيير جين الأمينا أدّى إلى عدم قيامه بوظيفته، وهي إنتاج بروتين لامينا المسؤول عن سند ودعم الهيكل البنائي للنواة في الخلية. الإصابة بهذا المرض نادرة جداً، وقد تحدث مرة واحدة من كلّ ثمانية ملايين مولود، ووراثة هذا المرض نادرة جداً؛ لأنّ المصاب بالبروجيريا لا يعيش لفترة كافية تمكنه من الإنجاب.<text:s/></text:span></text:p>
      <text:p text:style-name="P71"/>
      <text:p text:style-name="عادي"><text:span text:style-name="T72"><text:s/></text:span></text:p>
      <text:p text:style-name="P73"/>
      <text:p text:style-name="عادي"><text:span text:style-name="T74">علاجه : لونافارنيب يساعد هذا الدواء الذي يؤخذ عن طريق الفم على<text:s/></text:span><text:span text:style-name="T75">الوقاية من تراكم بروتين البروغيرين المعيب والبروتينات المشابهة له. وبمنع حدوث هذا التراكم في الخلايا، يمكن إبطاء تفاقم الأعراض المصاحبة للشيخوخة المبكرة، الأمر الذي يساعد على إطالة أعمار بعض الأطفال.<text:s/></text:span></text:p>
      <text:p text:style-name="P76"/>
      <text:p text:style-name="عادي"><text:span text:style-name="T77"><text:s/></text:span></text:p>
      <text:p text:style-name="P78"/>
      <text:p text:style-name="عادي"><text:span text:style-name="T79"><text:s/></text:span></text:p>
      <text:p text:style-name="P80"/>
      <text:p text:style-name="عادي"><text:span text:style-name="T81">نبذه عنه : متلازمة أمبراس اضطراب جينيّ وراثي نادر يتسبب في فرط نشاط بصيلات الشعر على جسم الإنسان (</text:span><text:span text:style-name="T82">Hypertrichosis</text:span><text:span text:style-name="T83">) في المناطق التي ينمو فيها الشعر عادة، فينتج عنه تكاثر غير طبيعي للشعر الذي ينمو طويلًا، وناعمًا، وداكنًا، وكثيفًا، لكن ليس على فروة الرأس بل على البطن، والظهر، والأطراف.<text:s/></text:span></text:p>
      <text:p text:style-name="P84"/>
      <text:p text:style-name="عادي"><text:span text:style-name="T85"><text:s/></text:span></text:p>
      <text:p text:style-name="P86"/>
      <text:p text:style-name="عادي"><text:span text:style-name="T87">قد تكون متلازمة المستذئب موروثة (</text:span><text:span text:style-name="T88">Congenial Hypertrichosis</text:span><text:span text:style-name="T89">) وسببها اجتماع جين نادر من الأب والأم، وفي هذه الحالة يولد الطفل مصابًا بها وتبدأ الأعراض بالظهور منذ ولادته ويستمر الشعر بالنمو حتى عمر السنتين تقريبًا ثم يثبت، وهذه الحالات علاجها أصعب بكثير.<text:s/></text:span></text:p>
      <text:p text:style-name="P90"/>
      <text:p text:style-name="عادي"><text:span text:style-name="T91"><text:s/></text:span></text:p>
      <text:p text:style-name="P92"/>
      <text:p text:style-name="عادي"><text:span text:style-name="T93">وفي حالات أخرى تكون الإصابة مكتسبة (</text:span><text:span text:style-name="T94">Acquired Hypertrichosis</text:span><text:span text:style-name="T95">) وسببها التعرض لبعض المؤثرات الكيميائية، أو الهرمونية، أو الإشعاعية، وهذه الحالات تكون موضعية ويكون علاجها أسهل من الحالات الموروثة التي يولد معها البعض.<text:s/></text:span></text:p>
      <text:p text:style-name="P96"/>
      <text:p text:style-name="عادي"><text:span text:style-name="T97"><text:s/></text:span></text:p>
      <text:p text:style-name="P98"/>
      <text:p text:style-name="عادي"><text:span text:style-name="T99">أنواع متلازمة المستذئب<text:s/></text:span></text:p>
      <text:p text:style-name="P100"/>
      <text:p text:style-name="عادي"><text:span text:style-name="T101"><text:s/></text:span></text:p>
      <text:p text:style-name="P102"/>
      <text:p text:style-name="عادي"><text:span text:style-name="T103">هناك نوعان رئيسان<text:s/></text:span><text:span text:style-name="T104">لمتلازمة المستذئب:<text:s/></text:span></text:p>
      <text:p text:style-name="P105"/>
      <text:p text:style-name="عادي"><text:span text:style-name="T106"><text:s/></text:span></text:p>
      <text:p text:style-name="P107"/>
      <text:p text:style-name="عادي"><text:span text:style-name="T108">متلازمة فرط نمو الشعر المعمم (</text:span><text:span text:style-name="T109">Generalized Hypertrichosis</text:span><text:span text:style-name="T110">): فيه ينمو الشعر على كافة أعضاء الجسم بكثافة وطول يصل حتى عدة سنتيمترات يستثنى منه راحة اليد وباطن القدم.<text:s/></text:span></text:p>
      <text:p text:style-name="P111"/>
      <text:p text:style-name="عادي"><text:span text:style-name="T112"><text:s/></text:span></text:p>
      <text:p text:style-name="P113"/>
      <text:p text:style-name="عادي"><text:span text:style-name="T114">متلازمة فرط نمو الشعر الموضعي (</text:span><text:span text:style-name="T115">Circumscribed Hypertrichosis</text:span><text:span text:style-name="T116">): فيه ينمو الشعر الزائد على بقع معينة أو مناطق محددة من الجسم كالظهر، أو البطن <text:s/></text:span></text:p>
      <text:p text:style-name="P117"/>
      <text:p text:style-name="عادي"><text:span text:style-name="T118"><text:s/></text:span></text:p>
      <text:p text:style-name="P119"/>
      <text:p text:style-name="عادي"><text:span text:style-name="T120"><text:s/></text:span></text:p>
      <text:p text:style-name="P121"/>
      <text:p text:style-name="عادي"><text:span text:style-name="T122">أعراضه : لا تتسبب متلازمة أمبراس بأي أعراض مرافقة لنمو الشعر المفرط، أيّ أنها لا تتسبب بأيّ خلل في الوظائف الجسدية أو الحيوية، إلا أن بعض الحالات قد عانت من التشوهات، مثل: بروز الفك والأسنان، وظهور أسنان زائدة، وتأخر في نموها، وبعض التشوهات العضلية، وتشوهات في شرايين وأوردة القلب، وتضخم الثديين، والماء الأزرق في العين، والتقيؤ المفرط.<text:s/></text:span></text:p>
      <text:p text:style-name="P123"/>
      <text:p text:style-name="عادي"><text:span text:style-name="T124"><text:s/></text:span></text:p>
      <text:p text:style-name="P125"/>
      <text:p text:style-name="عادي"><text:span text:style-name="T126">علاجه : يتم علاج متلازمة فرط نمو الشعر باستخدام وسائل إزالة الشعر الاعتيادية المؤقتة أو الدائمة، إلا أنه أكثر صعوبة من إزالة الشعر لدى الأفراد غير المصابين، وقد يكون خطرًا بعض الشيء، فقد يؤدي إلى ترك علامات دائمة على البشرة أو ظهور أعراض الحساسية من المستحضرات المختلفة أو حتى الكشف عن بعض التشوهات في الجلد والبشرة التي كانت مغطاة بالشعر .<text:s/></text:span></text:p>
      <text:p text:style-name="P127"/>
      <text:p text:style-name="عادي"><text:span text:style-name="T128"><text:s/></text:span></text:p>
      <text:p text:style-name="P129"/>
      <text:p text:style-name="عادي"><text:span text:style-name="T130">نبذه عنه : حالة تسمى خلل تنسج البشرة الثؤلولي وتسمى أيضا<text:s/></text:span><text:span text:style-name="T131">Lewandowsky-Lutz dysplasia</text:span><text:span text:style-name="T132"><text:s/>أي خلل التنسج ليفاندوفسكي-لوتس.[3] هي حالة نادرة للغاية تنتج عن طفرة جينية[4] لتتحول إلى مرض جلدي وراثي يرتبط مع ارتفاع مخاطر سرطان الجلد. ويتميز بحساسية غير طبيعية لفيروس الورم الحليمي البشري (</text:span><text:span text:style-name="T133">HPVs</text:span><text:span text:style-name="T134">) من الجلد.[5] ينتج عن العدوى بهذا الفيروس ورم بشري غير منضبط يؤدي إلى بقع متقشرة تنمو باستمرار وتخرج إفرازات قيحية، وخاصة على اليدين والقدمين. وعادة ما يرتبط ذلك مع أنواع فيروس الورم الحليمي البشري 5 و8[6] والتي توجد في حوالي 80 في المئة من السكان كالمعتاد بدون أعراض، على الرغم من أن أنواع أخرى من الفيروسات قد تسهم أيضا.<text:s/></text:span></text:p>
      <text:p text:style-name="P135"/>
      <text:p text:style-name="عادي"><text:span text:style-name="T136">هذه العدوى -وإن كانت نادرة- فهي عادة ما تكون عند الذين تتراوح أعمارهم بين 1-20 عاماً، ولكن يمكن في بعض الأحيان في الوقت الحاضر في منتصف العمر[7] وتم<text:s/></text:span><text:span text:style-name="T137">توثيق الإصابة لأول مرة على يد الطبيبين فيليكس يفاندفسكي وويلهلم لوتز.<text:s/></text:span></text:p>
      <text:p text:style-name="P138"/>
      <text:p text:style-name="عادي"><text:span text:style-name="T139"><text:s/></text:span></text:p>
      <text:p text:style-name="P140"/>
      <text:p text:style-name="عادي"><text:span text:style-name="T141">أسبابه : سبب الحالة هو طفرة من النوع<text:s/></text:span><text:span text:style-name="T142">HP</text:span><text:span text:style-name="T143"><text:s/>تسهم في تعطيل الجينات التي تسمى إما<text:s/></text:span><text:span text:style-name="T144">EVER 1</text:span><text:span text:style-name="T145"><text:s/>أو 2<text:s/></text:span><text:span text:style-name="T146">EVER</text:span><text:span text:style-name="T147">، والتي تقع مجاورة لبعضها البعض على الصبغي (الكروموسوم) 17.لا يوجد وظيفة محددة لهذه الجينات تماماً حسب ما هو معروف حتى الآن، لكنها تلعب دوراً في تنظيم توزيع الزنك في نواة الخلية. الزنك هو العامل المساعد اللازم لنشاط العديد من البروتينات الفيروسية، ويكمن نشاط الجينات<text:s/></text:span><text:span text:style-name="T148">EVER1/EVER2</text:span><text:span text:style-name="T149"><text:s/>كما اتضح من خلال الفرضيات التي اقترحت أثناء العلاج، بأنها تقوم بتقييد وصول البروتينات الفيروسية إلى مخازن الزنك الخلوية، مما يحد من نموها.<text:s/></text:span></text:p>
      <text:p text:style-name="P150"/>
      <text:p text:style-name="عادي"><text:span text:style-name="T151"><text:s/></text:span></text:p>
      <text:p text:style-name="P152"/>
      <text:p text:style-name="عادي"><text:span text:style-name="T153">علاجه : ساعدت الخطة العلاجية التي استخدمها الطبيب الأمريكي في جعل ديدي يفقد جذوره بالتدريج وأصبح بعد عدة عمليات جراحية قادراً على استعمال الهاتف أيضا، ويقول الأطباء المشرفون على حالته في مستشفى غرب منطقة يافا في اندونيسيا بأن حالة الرجل الشجرة تقترب من نهايتها. لكن لحسن حظه فان فريق طبي من جامعة ماريلاند الأمريكية حضر إلى اندونيسيا لمتابعة هذه الحالة الغريبة والنادرة[11] وبدأ بعلاجه في اندونيسيا نفسها. فعلياً لم يتم العثور على علاج متخصص ضد المرض حتى الآن. لكن الخطط العلاجية التي استخدمت مع ديدي تكونت من عد</text:span><text:span text:style-name="T154">د من العلاجات، ويعتبر (</text:span><text:span text:style-name="T155">acitretin</text:span><text:span text:style-name="T156"><text:s/>نصف ملغ / يوم) لمدة 6 أشهر هو العلاج الأكثر فعالية لتحفيز الخلايا على النمو الطبيعي وتوقف الانتشار الفيروسي[12] ويمكن أيضا أن يستخدم الإنترفيرون بشكل فعال مع الرتينوئيدات.[13]<text:s/></text:span></text:p>
      <text:p text:style-name="P157"/>
      <text:p text:style-name="عادي"><text:span text:style-name="T158">ولعل ما هو أهم من العلاج بعد الإصابة، منح التوعية للمريض، والتشخيص المبكر واستئصال الورم مبكراً لمنع تطور الأورام الجلدية. وعن وضعه الجديد يقول ديدي بأنه سعيد لان بامكانه الآن السير على قدميه وقد يتمكن لاحقا من الزواج بعد ان تركته زوجته التي لم تستطع الحياة معه بعد تطور حالته المرضية رغم انه كان لديهما طفلان.<text:s/></text:span></text:p>
      <text:p text:style-name="P159"/>
      <text:p text:style-name="عادي"><text:span text:style-name="T160"><text:s/></text:span></text:p>
      <text:p text:style-name="P161"/>
      <text:p text:style-name="عادي"><text:span text:style-name="T162">نبذه عنه : مرض وراثي نادر تم اكتشافه لأول مرة سنة 1870 من قِبل الدكتور<text:s/></text:span><text:span text:style-name="T163">Moritz Kaposi</text:span><text:span text:style-name="T164"><text:s/>يتميز المرض بحساسية جلد شديدة ضد أشعة الشمس، بالتهابات في العين وبخطر الإصابة بسرطان الجلد والعين مضاعف 1000 مرة كل هذه الأعراض ناتجة عن فقدان<text:s/></text:span><text:span text:style-name="T165">DNA</text:span><text:span text:style-name="T166"><text:s/>لخاصيته في معالجة الطفرات نظراً لغياب أنزيم<text:s/></text:span><text:span text:style-name="T167">DNA</text:span><text:span text:style-name="T168"><text:s/>بوليميراز 1و 3 يعمل هذا الأنزيم على معالجة الطفرات الناتجة عن اختراق الأشعة فوق البنفسجية للجلد وغيابه يؤدي إلى كثرة الطفرات وفي النهاية الإصابة بسرطان الجلد سبب تلك الطفرات تقوس جزيئي الثايمين المجاورين لبعضعما البعض بسبب تعرضهما للاشعة فوق البنفسجية والتي تصدر بشكل طبعي من الشمس فتعالج هذه الطفرات عن طريق انزيم<text:s/></text:span><text:span text:style-name="T169">DNA</text:span><text:span text:style-name="T170"><text:s/>بوليميريز 1و3. تختلف نسبة المصابين بهذا المرض حسب القارات، ففي أوروبا وأمريكا يوجد مولود واحد ضمن مليون شخص، فيما نجد في اليابان والبلدان المغربية وفي الشرق الأوسط، مولود مصاب ضمن 100.000 شخص أما في فرنسا فإن عدد المصابين بهذا المرض يتراوح ما بين 30 و50 فرداً. أما في المغرب فإن التقديرات تشير إلى ما يقارب 300حالة وبلا شك فإن عدد المصابين عالميا قد يتراوح ما بين 3000 و4000 حالة، أكثرهم غير مكتشف نصف المصابين بالمرض يتميزون بالتهابات وأحمرار في الجلد عند تعرضهم لأشعة الشمس ومع التقدم في السن يتزايد سمك الجلد</text:span><text:span text:style-name="T171"><text:s/>ويصبح جافاً وتتخلله بقع مختلفة الألوان تصاحب هذه التطورات التهابات بصرية من بينها الساد أو<text:s/></text:span><text:span text:style-name="T172">kératite ,cataracte</text:span><text:span text:style-name="T173">، ترقق شديد في الجفون وفقدان الرموش ثلث الأشخاص المصابين يعانون من أمراض عصبية من بينها فقدان السمع و<text:s/></text:span><text:span text:style-name="T174">microcéphalie</text:span><text:span text:style-name="T175"><text:s/>وغيرها يصيب المرض الذكور والإناث في سن مبكرة من حياتهم ويؤدي إلى تقلص كبير في أمد الحياة لهذا فتقريبا كل الأشخاص المصابين هم أطفال.<text:s/></text:span></text:p>
      <text:p text:style-name="P176"/>
      <text:p text:style-name="عادي"><text:span text:style-name="T177"><text:s/></text:span></text:p>
      <text:p text:style-name="P178"/>
      <text:p text:style-name="عادي"><text:span text:style-name="T179">أعراضه : ينقسم مرض كزينودرما إلى نوعين تقليدي ومتنوع:<text:s/></text:span></text:p>
      <text:p text:style-name="P180"/>
      <text:p text:style-name="عادي"><text:span text:style-name="T181">الأول يظهر هذا النوع عند المصاب منذ الشهور الأولى للولادة متمثلاً في حساسية شديدة لأشعة الشمس مما ينتج عنه ظهور بقع حمراء على الوجه وفي العنق وتقرحات جلدية، الشيء<text:s/></text:span><text:span text:style-name="T182">الذي يؤدي إلى الإصابة بسرطان جلدي شديد الانتشار، إذ يرتفع معدل انتشاره إلى 4000 مرة بالمقارنة مع الشخص العادي.<text:s/></text:span></text:p>
      <text:p text:style-name="P183"/>
      <text:p text:style-name="عادي"><text:span text:style-name="T184">وهو ما يعني اختصار أمل الحياة عند المصاب إلى ما بين 15 و20 سنة وحسب خطورة هذا النوع من كزينوديرما.<text:s/></text:span></text:p>
      <text:p text:style-name="P185"/>
      <text:p text:style-name="عادي"><text:span text:style-name="T186">الثاني يمثل هذا النوع ما بين 20 و25 % من المصابين . ويتميز هذا النوع بظهور علاماته الأولى في مرحلة متأخرة ما بين 15 و20 سنة.<text:s/></text:span></text:p>
      <text:p text:style-name="P187"/>
      <text:p text:style-name="عادي"><text:span text:style-name="T188">ويكون انتشاره في جسم المصاب بطيئاً، مما يجعل أمل الحياة أطول لكن أقل من مدة حياة الشخص العادي بطبيعة الحال.<text:s/></text:span></text:p>
      <text:p text:style-name="P189"/>
      <text:p text:style-name="عادي"><text:span text:style-name="T190">عند تعرض الأشخاص المصابون بهذا المرض لأشعة الشمس ولو<text:s/></text:span><text:span text:style-name="T191">لفترة وجيزة، يظهر على جلد المريض حروق شمس شديدة. وقد تبقى هذه الحروق ظاهرة على جلد المريض أكثر من المدة المتوقعة، ربما تستمر لعدة اسابيع. وتظهر هذه الحروق في حال تعرض الطفل للمرة الأولى لاشعة الشمس. وهو مؤشر لإصابة الطفل بهذا المرض. المصابون بهذا المرض ليسو عرضة لظهور حروق الشمس اسرع من غيرهم، لكن هذا المرض يكتشف عند بدء حدوث تغير غير عادي تدريجياً على الجلد مع الوقت. معظم المصابون بهذا المرض يظهر عليهم النمش في سن مبكرة، ومع استمرار التعرض لأشعة الشمس فوق البنفسجية يظهر المزيد من التغيرات على الجلد كبقع دا</text:span><text:span text:style-name="T192">كنة غير عادية، ثم بداية جفاف مفرط وخشونة بالجلد، ومن ثم يصاب بسرطان الجلد. وبعد هذه التغيرات الجلدية يبدو المريض كالشخص المسن الذي أمضى سنوات طويلة تحت أشعة الشمس. هذه التغيرات غالباً ما تبدأ في سن الرضاعة، ودائماً قبل سن العشرين. أعين المصاب بهذا المرض حساسة بشكل مؤلم لأشعة الشمس، محتقن بالدم، مما يسبب سرعة غضب المصاب. ومن الممكن حدوث أورام سرطانية وغير سرطانية.<text:s/></text:span></text:p>
      <text:p text:style-name="P193"/>
      <text:p text:style-name="عادي"><text:span text:style-name="T194"><text:s/></text:span></text:p>
      <text:p text:style-name="P195"/>
      <text:p text:style-name="عادي"><text:span text:style-name="T196">علاجه : لا يوجد لحد الآن علاج ناجح ضد المرض لكن تبقى الاحتياطات والتدابير اللازمة أفضل وأهم بالنسبة للمريض. وتتمثل هذه التدابير في عدم التعرض لأشعة الشمس أشعة<text:s/></text:span><text:span text:style-name="T197">UV</text:span><text:span text:style-name="T198"><text:s/>سواء كانت طبيعية أو اصطناعية. وهو ما يفرض على المصاب نمط عيش خاص وقاس، إلا أنه ضروري لتخفيف وثيرة تطور المرض بشكل سريع . كما يلزم المريض استعمال مراهم مركزة وحمل نظارات شمسية وأقنعة، وكذلك ملابس خاصة تصنعها وكالة الفضاء الأمريكية<text:s/></text:span><text:span text:style-name="T199">NASA</text:span><text:span text:style-name="T200"><text:s/>. أما فيما يخص البيت أو السيارة التي ينتقل فيها المريض فيجب وضع مصفات لأشعة<text:s/></text:span><text:span text:style-name="T201">UV</text:span><text:span text:style-name="T202"><text:s/>على النوافذ. كما يجب قياس معدل هذه الأشعة المنبعثة من مصادر الضوء الطبيعية أو الاصطناعية في الفضاء الذي يتواجد فيه المريض . وتبقى زيارة الطبيب المختص في الأمراض الجلدية ضرورية كل شهرين أو ثلاثة أشهر، ومعالجة أي مشكل صحي على الفور.<text:s/></text:span></text:p>
      <text:p text:style-name="P203"/>
      <text:p text:style-name="عادي"><text:span text:style-name="T204"><text:s/></text:span></text:p>
      <text:p text:style-name="P205"/>
      <text:p text:style-name="عادي"><text:span text:style-name="T206"><text:s/></text:span></text:p>
      <text:p text:style-name="P207"/>
      <text:p text:style-name="عادي"><text:span text:style-name="T208"><text:s/></text:span></text:p>
      <text:p text:style-name="P209"/>
      <text:p text:style-name="عادي"><text:span text:style-name="T210">نبذه عنه : البُرْفيرِيَّةٌ[1] هي مجموعة من الاضطرابات الموروثة أو المكتسبة لانزيمات معينة في مسار التخليق الحيوي للـهيم (وتسمى أيضا مسار البورفيرين). وتُصنف بصورة عامة إلى البورفيريات الحادة (الكبدية) والبورفيريات الجلدية (المُكوِنة للكريات الحمر)، استنادا إلى أماكن الإفراط في إنتاج وتراكم البورفيرنيات (أو سلائفها الكيميائية). وهي تظهر إما بمضاعفات عصبية أو بمشاكل في الجلد (أو كلاهما أحيانا). وهناك حالة تحدث إكلينيكيا وهي مماثلة هيستولوجيا تسمى البورفيريا الكاذبة. تتميز البورفيريا الكاذبة بُمصالة دم طبيعية<text:s/></text:span><text:span text:style-name="T211">ومستويات من البورفيرين في البول.<text:s/></text:span></text:p>
      <text:p text:style-name="P212"/>
      <text:p text:style-name="عادي"><text:span text:style-name="T213"><text:s/></text:span></text:p>
      <text:p text:style-name="P214"/>
      <text:p text:style-name="عادي"><text:span text:style-name="T215">أسبابه : تُعتبر البرفيريا مرضًا وراثيًا بشكل عام.<text:s/></text:span></text:p>
      <text:p text:style-name="P216"/>
      <text:p text:style-name="عادي"><text:span text:style-name="T217">الوراثيات :<text:s/></text:span></text:p>
      <text:p text:style-name="P218"/>
      <text:p text:style-name="عادي"><text:span text:style-name="T219">يعتمد تصنيف الأنواع الفرعية للبرفيريا على نوع الإنزيم الذي يوجد عوز في تصنيعه.<text:s/></text:span></text:p>
      <text:p text:style-name="P220"/>
      <text:p text:style-name="عادي"><text:span text:style-name="T221"><text:s/></text:span></text:p>
      <text:p text:style-name="P222"/>
      <text:p text:style-name="عادي"><text:span text:style-name="T223">أعراضه : وتؤثر البورفيريا الحادة أو الكبدية في المقام الأول على الجهاز العصبي، وتؤدي إلى ألم في البطن وقيء، والاعتلال العصبي الحاد، وضعف العضلات، نوبات التشنج، والاضطرابات النفسية، بما في ذلك الهلوسة والاكتئاب والقلق، وجنون الشك والاضطهاد. عدم انتظام القلب وسرعة دقات القلب (سرعة معدل ضربات القلب) التي يمكن أن تتطور عند تأثر الجهاز العصبي. الألم يمكن أن يكون شديد ويمكن في بعض الحالات أن يكون حادا ومزمنا في طبيعته. ويوجد إمساك في كثير من الأحيان، حيث أن الجهاز العصبي للأمعاء يتأثر، ولكن يمكن أيضا أن يحدث إسها</text:span><text:span text:style-name="T224">ل.<text:s/></text:span></text:p>
      <text:p text:style-name="P225"/>
      <text:p text:style-name="عادي"><text:span text:style-name="T226">في ضوء العديد من الأعراض، والحدوث الغير شائع نسبيا للبورفيريا قد يشتبه في البداية في أن يكون المريض له حالة آخرى غير ذات صلة. على سبيل المثال، فيمكن أن يحدث تشخيص خاطئ لالتهاب الأعصاب المصاحب للبورفيريا الحادة بأنه متلازمة جيان باريه، واختبار البورفيريا عادة ما يوصى به في تلك السيناريوهات.[8] تتميز الذئبة الحمامية الجهازية بالحساسية للضوء، ونوبات الألم وتشترك في أعراض أخرى مختلفة مع البورفيريا.[9]<text:s/></text:span></text:p>
      <text:p text:style-name="P227"/>
      <text:p text:style-name="عادي"><text:span text:style-name="T228">ليست كل البروفيريات بسبب وراثي فقد تظهر على المرضى الذين يعانون من أمراض الكبد ويصابون<text:s/></text:span><text:span text:style-name="T229">بالبورفيريا نتيجة لاختلال وظائف الكبد علامات أخرى في حالتهم، مثل اليرقان.<text:s/></text:span></text:p>
      <text:p text:style-name="P230"/>
      <text:p text:style-name="عادي"><text:span text:style-name="T231">المرضى الذين يعانون من البورفيريا الحادة "</text:span><text:span text:style-name="T232">PCT</text:span><text:span text:style-name="T233">،<text:s/></text:span><text:span text:style-name="T234">AIP<text:s/></text:span><text:span text:style-name="T235">،<text:s/></text:span><text:span text:style-name="T236">HC</text:span><text:span text:style-name="T237">،<text:s/></text:span><text:span text:style-name="T238">PVP</text:span><text:span text:style-name="T239">" معرضون بشكل متزايد على مدى حياتهم لسرطان الكبد (سرطان الكبد الأولي)، وربما يتطلب مراقبة.كما انه لا توجد حاجة في أن تكون عوامل الخطر النموذجية الآخرى لسرطان الكبد موجودة.<text:s/></text:span></text:p>
      <text:p text:style-name="P240"/>
      <text:p text:style-name="عادي"><text:span text:style-name="T241"><text:s/></text:span></text:p>
      <text:p text:style-name="P242"/>
      <text:p text:style-name="عادي"><text:span text:style-name="T243"><text:s/></text:span></text:p>
      <text:p text:style-name="P244"/>
      <text:p text:style-name="عادي"><text:span text:style-name="T245">علاجه : في كثير من الأحيان، يكون العلاج التجريبي مطلوبا إذا كان هناك شك كبير في تشخيص البورفيريا حيث النوبات الحادة يمكن ان تكون قاتلة. ويوصى بحمية غذائية عالية في الكربوهيدرات؛ في النوبات الشديدة، يتم البدء بنقل الجلوكوز 10 ٪، والتي قد تساعد في الشفاء.<text:s/></text:span></text:p>
      <text:p text:style-name="P246"/>
      <text:p text:style-name="عادي"><text:span text:style-name="T247">تعتبر<text:s/></text:span><text:span text:style-name="T248">Hematin</text:span><text:span text:style-name="T249"><text:s/>و</text:span><text:span text:style-name="T250">arginate haem</text:span><text:span text:style-name="T251"><text:s/>هي الأدوية التي يقع الاختيار عليها في علاج البورفيريا الحادة في الولايات المتحدة والمملكة المتحدة، على التوالي. هذه الأدوية يجب أن تعطى في وقت مبكر جدا في النوبة لتكون فعًا لة؛ والفاعلية يمكن أن تتفاوت بين الأفراد. فهي ليست عقاقير علاجية ولكن قد تؤدى إلى إضعاف النوبات وتقليل شدة النوبة. الآثار الجانبية نادرة الحدوث ولكن يمكن أن تكون خطيرة. هذه المواد التي تشبه الهيم نظريا تمنع<text:s/></text:span><text:span text:style-name="T252">ALA synthase</text:span><text:span text:style-name="T253"><text:s/>وبالتالي تتراكم السلائف السامة. في المملكة المتحدة، تتم المحافظة على إمدادات هذه الأدوية في اثنين من المراكز الوطنية. في الولايات المتحدة، هناك شركة واحدة تصنع<text:s/></text:span><text:span text:style-name="T254">Panhematin</text:span><text:span text:style-name="T255"><text:s/>للحقن.<text:s/></text:span></text:p>
      <text:p text:style-name="P256"/>
      <text:p text:style-name="عادي"><text:span text:style-name="T257">يستخدم<text:s/></text:span><text:span text:style-name="T258">Haem Arginate (NormoSang)</text:span><text:span text:style-name="T259"><text:s/>أثناء الأزمات، بل أيضا كعلاج وقائي لتفادي الأزمات، علاج واحد كل عشرة أيام.<text:s/></text:span></text:p>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العنوان1" style:display-name="العنوان 1" style:family="paragraph" style:parent-style-name="عادي" style:next-style-name="عادي"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عنوان2" style:display-name="عنوان 2" style:family="paragraph" style:parent-style-name="عادي" style:next-style-name="عادي"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عنوان3" style:display-name="عنوان 3" style:family="paragraph" style:parent-style-name="عادي" style:next-style-name="عادي"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عنوان4" style:display-name="عنوان 4" style:family="paragraph" style:parent-style-name="عادي" style:next-style-name="عادي"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عنوان5" style:display-name="عنوان 5" style:family="paragraph" style:parent-style-name="عادي" style:next-style-name="عادي"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عنوان6" style:display-name="عنوان 6" style:family="paragraph" style:parent-style-name="عادي" style:next-style-name="عادي"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عنوان7" style:display-name="عنوان 7" style:family="paragraph" style:parent-style-name="عادي" style:next-style-name="عادي"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عنوان8" style:display-name="عنوان 8" style:family="paragraph" style:parent-style-name="عادي" style:next-style-name="عادي"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عنوان9" style:display-name="عنوان 9" style:family="paragraph" style:parent-style-name="عادي" style:next-style-name="عادي" style:default-outline-level="9">
      <style:paragraph-properties fo:keep-with-next="always" fo:keep-together="always" fo:margin-bottom="0in"/>
      <style:text-properties style:font-name-asian="Times New Roman" style:font-name-complex="Times New Roman" fo:color="#272727" fo:hyphenate="false"/>
    </style:style>
    <style:style style:name="عادي" style:display-name="عادي" style:family="paragraph">
      <style:paragraph-properties style:writing-mode="rl-tb"/>
      <style:text-properties fo:hyphenate="false"/>
    </style:style>
    <style:style style:name="خطالفقرةالافتراضي" style:display-name="خط الفقرة الافتراضي" style:family="text"/>
    <style:style style:name="العنوان1Char" style:display-name="العنوان 1 Char" style:family="text" style:parent-style-name="خطالفقرةالافتراضي">
      <style:text-properties style:font-name="Aptos Display" style:font-name-asian="Times New Roman" style:font-name-complex="Times New Roman" fo:color="#0F4761" fo:font-size="20pt" style:font-size-asian="20pt" style:font-size-complex="20pt"/>
    </style:style>
    <style:style style:name="عنوان2Char" style:display-name="عنوان 2 Char" style:family="text" style:parent-style-name="خطالفقرةالافتراضي">
      <style:text-properties style:font-name="Aptos Display" style:font-name-asian="Times New Roman" style:font-name-complex="Times New Roman" fo:color="#0F4761" fo:font-size="16pt" style:font-size-asian="16pt" style:font-size-complex="16pt"/>
    </style:style>
    <style:style style:name="عنوان3Char" style:display-name="عنوان 3 Char" style:family="text" style:parent-style-name="خطالفقرةالافتراضي">
      <style:text-properties style:font-name-asian="Times New Roman" style:font-name-complex="Times New Roman" fo:color="#0F4761" fo:font-size="14pt" style:font-size-asian="14pt" style:font-size-complex="14pt"/>
    </style:style>
    <style:style style:name="عنوان4Char" style:display-name="عنوان 4 Char" style:family="text" style:parent-style-name="خطالفقرةالافتراضي">
      <style:text-properties style:font-name-asian="Times New Roman" style:font-name-complex="Times New Roman" fo:font-style="italic" style:font-style-asian="italic" style:font-style-complex="italic" fo:color="#0F4761"/>
    </style:style>
    <style:style style:name="عنوان5Char" style:display-name="عنوان 5 Char" style:family="text" style:parent-style-name="خطالفقرةالافتراضي">
      <style:text-properties style:font-name-asian="Times New Roman" style:font-name-complex="Times New Roman" fo:color="#0F4761"/>
    </style:style>
    <style:style style:name="عنوان6Char" style:display-name="عنوان 6 Char" style:family="text" style:parent-style-name="خطالفقرةالافتراضي">
      <style:text-properties style:font-name-asian="Times New Roman" style:font-name-complex="Times New Roman" fo:font-style="italic" style:font-style-asian="italic" style:font-style-complex="italic" fo:color="#595959"/>
    </style:style>
    <style:style style:name="عنوان7Char" style:display-name="عنوان 7 Char" style:family="text" style:parent-style-name="خطالفقرةالافتراضي">
      <style:text-properties style:font-name-asian="Times New Roman" style:font-name-complex="Times New Roman" fo:color="#595959"/>
    </style:style>
    <style:style style:name="عنوان8Char" style:display-name="عنوان 8 Char" style:family="text" style:parent-style-name="خطالفقرةالافتراضي">
      <style:text-properties style:font-name-asian="Times New Roman" style:font-name-complex="Times New Roman" fo:font-style="italic" style:font-style-asian="italic" style:font-style-complex="italic" fo:color="#272727"/>
    </style:style>
    <style:style style:name="عنوان9Char" style:display-name="عنوان 9 Char" style:family="text" style:parent-style-name="خطالفقرةالافتراضي">
      <style:text-properties style:font-name-asian="Times New Roman" style:font-name-complex="Times New Roman" fo:color="#272727"/>
    </style:style>
    <style:style style:name="العنوان" style:display-name="العنوان" style:family="paragraph" style:parent-style-name="عادي" style:next-style-name="عادي">
      <style:paragraph-properties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العنوانChar" style:display-name="العنوان Char" style:family="text" style:parent-style-name="خطالفقرةالافتراضي">
      <style:text-properties style:font-name="Aptos Display" style:font-name-asian="Times New Roman" style:font-name-complex="Times New Roman" fo:letter-spacing="-0.0069in" style:letter-kerning="true" fo:font-size="28pt" style:font-size-asian="28pt" style:font-size-complex="28pt"/>
    </style:style>
    <style:style style:name="عنوانفرعي" style:display-name="عنوان فرعي" style:family="paragraph" style:parent-style-name="عادي" style:next-style-name="عادي">
      <style:text-properties style:font-name-asian="Times New Roman" style:font-name-complex="Times New Roman" fo:color="#595959" fo:letter-spacing="0.0104in" fo:font-size="14pt" style:font-size-asian="14pt" style:font-size-complex="14pt" fo:hyphenate="false"/>
    </style:style>
    <style:style style:name="عنوانفرعيChar" style:display-name="عنوان فرعي Char" style:family="text" style:parent-style-name="خطالفقرةالافتراضي">
      <style:text-properties style:font-name-asian="Times New Roman" style:font-name-complex="Times New Roman" fo:color="#595959" fo:letter-spacing="0.0104in" fo:font-size="14pt" style:font-size-asian="14pt" style:font-size-complex="14pt"/>
    </style:style>
    <style:style style:name="اقتباس" style:display-name="اقتباس" style:family="paragraph" style:parent-style-name="عادي" style:next-style-name="عادي">
      <style:paragraph-properties fo:text-align="center" fo:margin-top="0.1111in"/>
      <style:text-properties fo:font-style="italic" style:font-style-asian="italic" style:font-style-complex="italic" fo:color="#404040" fo:hyphenate="false"/>
    </style:style>
    <style:style style:name="اقتباسChar" style:display-name="اقتباس Char" style:family="text" style:parent-style-name="خطالفقرةالافتراضي">
      <style:text-properties fo:font-style="italic" style:font-style-asian="italic" style:font-style-complex="italic" fo:color="#404040"/>
    </style:style>
    <style:style style:name="سردالفقرات" style:display-name="سرد الفقرات" style:family="paragraph" style:parent-style-name="عادي">
      <style:paragraph-properties fo:margin-left="0.5in">
        <style:tab-stops/>
      </style:paragraph-properties>
      <style:text-properties fo:hyphenate="false"/>
    </style:style>
    <style:style style:name="تأكيدمكثف" style:display-name="تأكيد مكثف" style:family="text" style:parent-style-name="خطالفقرةالافتراضي">
      <style:text-properties fo:font-style="italic" style:font-style-asian="italic" style:font-style-complex="italic" fo:color="#0F4761"/>
    </style:style>
    <style:style style:name="اقتباسمكثف" style:display-name="اقتباس مكثف" style:family="paragraph" style:parent-style-name="عادي" style:next-style-name="عادي">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اقتباسمكثفChar" style:display-name="اقتباس مكثف Char" style:family="text" style:parent-style-name="خطالفقرةالافتراضي">
      <style:text-properties fo:font-style="italic" style:font-style-asian="italic" style:font-style-complex="italic" fo:color="#0F4761"/>
    </style:style>
    <style:style style:name="مرجعمكثف" style:display-name="مرجع مكثف" style:family="text" style:parent-style-name="خطالفقرةالافتراضي">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مختبرات جنوب الشرقية</meta:initial-creator>
    <dc:creator>مختبرات جنوب الشرقية</dc:creator>
    <meta:creation-date>2024-09-24T06:31:00Z</meta:creation-date>
    <dc:date>2024-12-17T15:50:00Z</dc:date>
    <meta:template xlink:href="Normal" xlink:type="simple"/>
    <meta:editing-cycles>4</meta:editing-cycles>
    <meta:editing-duration>PT60S</meta:editing-duration>
    <meta:user-defined meta:name="MSIP_Label_c15af2f3-15c0-42f7-aff1-8120ca254967_Enabled">true</meta:user-defined>
    <meta:user-defined meta:name="MSIP_Label_c15af2f3-15c0-42f7-aff1-8120ca254967_SetDate">2024-09-24T06:32:27Z</meta:user-defined>
    <meta:user-defined meta:name="MSIP_Label_c15af2f3-15c0-42f7-aff1-8120ca254967_Method">Standard</meta:user-defined>
    <meta:user-defined meta:name="MSIP_Label_c15af2f3-15c0-42f7-aff1-8120ca254967_Name">defa4170-0d19-0005-0004-bc88714345d2</meta:user-defined>
    <meta:user-defined meta:name="MSIP_Label_c15af2f3-15c0-42f7-aff1-8120ca254967_SiteId">04b4cb5d-cc41-401f-bd9d-4ca8a31a5c2f</meta:user-defined>
    <meta:user-defined meta:name="MSIP_Label_c15af2f3-15c0-42f7-aff1-8120ca254967_ActionId">aa37bc9d-be22-4814-b415-07a9fb79df73</meta:user-defined>
    <meta:user-defined meta:name="MSIP_Label_c15af2f3-15c0-42f7-aff1-8120ca254967_ContentBits">0</meta:user-defined>
    <meta:document-statistic meta:page-count="1" meta:paragraph-count="35" meta:word-count="2634" meta:character-count="17618" meta:row-count="125" meta:non-whitespace-character-count="15019"/>
  </office:meta>
</office:document-meta>
</file>